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49.25pt" svg:height="603.1pt" svg:x="152.19pt" svg:y="65.51pt">
            <draw:object draw:notify-on-update-of-ranges="Sheet1.A1:Sheet1.A4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0.2705115" calcext:value-type="float">
            <text:p>10.2705115</text:p>
          </table:table-cell>
        </table:table-row>
        <table:table-row table:style-name="ro1">
          <table:table-cell office:value-type="float" office:value="10.2185048" calcext:value-type="float">
            <text:p>10.2185048</text:p>
          </table:table-cell>
        </table:table-row>
        <table:table-row table:style-name="ro1">
          <table:table-cell office:value-type="float" office:value="10.2250214" calcext:value-type="float">
            <text:p>10.2250214</text:p>
          </table:table-cell>
        </table:table-row>
        <table:table-row table:style-name="ro1">
          <table:table-cell office:value-type="float" office:value="10.2127881" calcext:value-type="float">
            <text:p>10.2127881</text:p>
          </table:table-cell>
        </table:table-row>
        <table:table-row table:style-name="ro1">
          <table:table-cell office:value-type="float" office:value="10.8183449" calcext:value-type="float">
            <text:p>10.8183449</text:p>
          </table:table-cell>
        </table:table-row>
        <table:table-row table:style-name="ro1">
          <table:table-cell office:value-type="float" office:value="10.2053464" calcext:value-type="float">
            <text:p>10.2053464</text:p>
          </table:table-cell>
        </table:table-row>
        <table:table-row table:style-name="ro1">
          <table:table-cell office:value-type="float" office:value="10.1958042" calcext:value-type="float">
            <text:p>10.1958042</text:p>
          </table:table-cell>
        </table:table-row>
        <table:table-row table:style-name="ro1">
          <table:table-cell office:value-type="float" office:value="11.0548334" calcext:value-type="float">
            <text:p>11.0548334</text:p>
          </table:table-cell>
        </table:table-row>
        <table:table-row table:style-name="ro1">
          <table:table-cell office:value-type="float" office:value="10.2031322" calcext:value-type="float">
            <text:p>10.2031322</text:p>
          </table:table-cell>
        </table:table-row>
        <table:table-row table:style-name="ro1">
          <table:table-cell office:value-type="float" office:value="10.204865" calcext:value-type="float">
            <text:p>10.204865</text:p>
          </table:table-cell>
        </table:table-row>
        <table:table-row table:style-name="ro1">
          <table:table-cell office:value-type="float" office:value="10.211152" calcext:value-type="float">
            <text:p>10.211152</text:p>
          </table:table-cell>
        </table:table-row>
        <table:table-row table:style-name="ro1">
          <table:table-cell office:value-type="float" office:value="10.193061" calcext:value-type="float">
            <text:p>10.193061</text:p>
          </table:table-cell>
        </table:table-row>
        <table:table-row table:style-name="ro1">
          <table:table-cell office:value-type="float" office:value="10.211665" calcext:value-type="float">
            <text:p>10.211665</text:p>
          </table:table-cell>
        </table:table-row>
        <table:table-row table:style-name="ro1">
          <table:table-cell office:value-type="float" office:value="10.214725" calcext:value-type="float">
            <text:p>10.214725</text:p>
          </table:table-cell>
        </table:table-row>
        <table:table-row table:style-name="ro1">
          <table:table-cell office:value-type="float" office:value="10.211118" calcext:value-type="float">
            <text:p>10.211118</text:p>
          </table:table-cell>
        </table:table-row>
        <table:table-row table:style-name="ro1">
          <table:table-cell office:value-type="float" office:value="10.207144" calcext:value-type="float">
            <text:p>10.207144</text:p>
          </table:table-cell>
        </table:table-row>
        <table:table-row table:style-name="ro1">
          <table:table-cell office:value-type="float" office:value="10.211081" calcext:value-type="float">
            <text:p>10.211081</text:p>
          </table:table-cell>
        </table:table-row>
        <table:table-row table:style-name="ro1">
          <table:table-cell office:value-type="float" office:value="10.209982" calcext:value-type="float">
            <text:p>10.209982</text:p>
          </table:table-cell>
        </table:table-row>
        <table:table-row table:style-name="ro1">
          <table:table-cell office:value-type="float" office:value="10.965343" calcext:value-type="float">
            <text:p>10.965343</text:p>
          </table:table-cell>
        </table:table-row>
        <table:table-row table:style-name="ro1">
          <table:table-cell office:value-type="float" office:value="10.214116" calcext:value-type="float">
            <text:p>10.214116</text:p>
          </table:table-cell>
        </table:table-row>
        <table:table-row table:style-name="ro1">
          <table:table-cell office:value-type="float" office:value="10.853578" calcext:value-type="float">
            <text:p>10.853578</text:p>
          </table:table-cell>
        </table:table-row>
        <table:table-row table:style-name="ro1">
          <table:table-cell office:value-type="float" office:value="10.223508" calcext:value-type="float">
            <text:p>10.223508</text:p>
          </table:table-cell>
        </table:table-row>
        <table:table-row table:style-name="ro1">
          <table:table-cell office:value-type="float" office:value="10.211926" calcext:value-type="float">
            <text:p>10.211926</text:p>
          </table:table-cell>
        </table:table-row>
        <table:table-row table:style-name="ro1">
          <table:table-cell office:value-type="float" office:value="10.213516" calcext:value-type="float">
            <text:p>10.213516</text:p>
          </table:table-cell>
        </table:table-row>
        <table:table-row table:style-name="ro1">
          <table:table-cell office:value-type="float" office:value="10.218001" calcext:value-type="float">
            <text:p>10.218001</text:p>
          </table:table-cell>
        </table:table-row>
        <table:table-row table:style-name="ro1">
          <table:table-cell office:value-type="float" office:value="10.206362" calcext:value-type="float">
            <text:p>10.206362</text:p>
          </table:table-cell>
        </table:table-row>
        <table:table-row table:style-name="ro1">
          <table:table-cell office:value-type="float" office:value="10.208755" calcext:value-type="float">
            <text:p>10.208755</text:p>
          </table:table-cell>
        </table:table-row>
        <table:table-row table:style-name="ro1">
          <table:table-cell office:value-type="float" office:value="10.218167" calcext:value-type="float">
            <text:p>10.218167</text:p>
          </table:table-cell>
        </table:table-row>
        <table:table-row table:style-name="ro1">
          <table:table-cell office:value-type="float" office:value="10.496896" calcext:value-type="float">
            <text:p>10.496896</text:p>
          </table:table-cell>
        </table:table-row>
        <table:table-row table:style-name="ro1">
          <table:table-cell office:value-type="float" office:value="10.263204" calcext:value-type="float">
            <text:p>10.263204</text:p>
          </table:table-cell>
        </table:table-row>
        <table:table-row table:style-name="ro1">
          <table:table-cell office:value-type="float" office:value="10.216095" calcext:value-type="float">
            <text:p>10.216095</text:p>
          </table:table-cell>
        </table:table-row>
        <table:table-row table:style-name="ro1">
          <table:table-cell office:value-type="float" office:value="10.218434" calcext:value-type="float">
            <text:p>10.218434</text:p>
          </table:table-cell>
        </table:table-row>
        <table:table-row table:style-name="ro1">
          <table:table-cell office:value-type="float" office:value="10.228417" calcext:value-type="float">
            <text:p>10.228417</text:p>
          </table:table-cell>
        </table:table-row>
        <table:table-row table:style-name="ro1">
          <table:table-cell office:value-type="float" office:value="10.261586" calcext:value-type="float">
            <text:p>10.261586</text:p>
          </table:table-cell>
        </table:table-row>
        <table:table-row table:style-name="ro1">
          <table:table-cell office:value-type="float" office:value="10.215302" calcext:value-type="float">
            <text:p>10.215302</text:p>
          </table:table-cell>
        </table:table-row>
        <table:table-row table:style-name="ro1">
          <table:table-cell office:value-type="float" office:value="10.212154" calcext:value-type="float">
            <text:p>10.212154</text:p>
          </table:table-cell>
        </table:table-row>
        <table:table-row table:style-name="ro1">
          <table:table-cell office:value-type="float" office:value="10.215713" calcext:value-type="float">
            <text:p>10.215713</text:p>
          </table:table-cell>
        </table:table-row>
        <table:table-row table:style-name="ro1">
          <table:table-cell office:value-type="float" office:value="10.216688" calcext:value-type="float">
            <text:p>10.216688</text:p>
          </table:table-cell>
        </table:table-row>
        <table:table-row table:style-name="ro1">
          <table:table-cell office:value-type="float" office:value="10.219154" calcext:value-type="float">
            <text:p>10.219154</text:p>
          </table:table-cell>
        </table:table-row>
        <table:table-row table:style-name="ro1">
          <table:table-cell office:value-type="float" office:value="10.219002" calcext:value-type="float">
            <text:p>10.219002</text:p>
          </table:table-cell>
        </table:table-row>
        <table:table-row table:style-name="ro1">
          <table:table-cell office:value-type="float" office:value="10.220748" calcext:value-type="float">
            <text:p>10.220748</text:p>
          </table:table-cell>
        </table:table-row>
        <table:table-row table:style-name="ro1">
          <table:table-cell office:value-type="float" office:value="10.206507" calcext:value-type="float">
            <text:p>10.206507</text:p>
          </table:table-cell>
        </table:table-row>
        <table:table-row table:style-name="ro1">
          <table:table-cell office:value-type="float" office:value="10.203703" calcext:value-type="float">
            <text:p>10.203703</text:p>
          </table:table-cell>
        </table:table-row>
        <table:table-row table:style-name="ro1">
          <table:table-cell office:value-type="float" office:value="10.207154" calcext:value-type="float">
            <text:p>10.207154</text:p>
          </table:table-cell>
        </table:table-row>
        <table:table-row table:style-name="ro1">
          <table:table-cell office:value-type="float" office:value="10.210623" calcext:value-type="float">
            <text:p>10.210623</text:p>
          </table:table-cell>
        </table:table-row>
        <table:table-row table:style-name="ro1">
          <table:table-cell office:value-type="float" office:value="10.971032" calcext:value-type="float">
            <text:p>10.971032</text:p>
          </table:table-cell>
        </table:table-row>
        <table:table-row table:style-name="ro1">
          <table:table-cell office:value-type="float" office:value="10.213662" calcext:value-type="float">
            <text:p>10.213662</text:p>
          </table:table-cell>
        </table:table-row>
        <table:table-row table:style-name="ro1">
          <table:table-cell office:value-type="float" office:value="10.203345" calcext:value-type="float">
            <text:p>10.203345</text:p>
          </table:table-cell>
        </table:table-row>
        <table:table-row table:style-name="ro1">
          <table:table-cell office:value-type="float" office:value="10.215433" calcext:value-type="float">
            <text:p>10.215433</text:p>
          </table:table-cell>
        </table:table-row>
        <table:table-row table:style-name="ro1">
          <table:table-cell office:value-type="float" office:value="10.210452" calcext:value-type="float">
            <text:p>10.210452</text:p>
          </table:table-cell>
        </table:table-row>
        <table:table-row table:style-name="ro1">
          <table:table-cell office:value-type="float" office:value="10.211381" calcext:value-type="float">
            <text:p>10.211381</text:p>
          </table:table-cell>
        </table:table-row>
        <table:table-row table:style-name="ro1">
          <table:table-cell office:value-type="float" office:value="10.211591" calcext:value-type="float">
            <text:p>10.211591</text:p>
          </table:table-cell>
        </table:table-row>
        <table:table-row table:style-name="ro1">
          <table:table-cell office:value-type="float" office:value="10.216924" calcext:value-type="float">
            <text:p>10.216924</text:p>
          </table:table-cell>
        </table:table-row>
        <table:table-row table:style-name="ro1">
          <table:table-cell office:value-type="float" office:value="10.205081" calcext:value-type="float">
            <text:p>10.205081</text:p>
          </table:table-cell>
        </table:table-row>
        <table:table-row table:style-name="ro1">
          <table:table-cell office:value-type="float" office:value="10.207958" calcext:value-type="float">
            <text:p>10.207958</text:p>
          </table:table-cell>
        </table:table-row>
        <table:table-row table:style-name="ro1">
          <table:table-cell office:value-type="float" office:value="10.910743" calcext:value-type="float">
            <text:p>10.910743</text:p>
          </table:table-cell>
        </table:table-row>
        <table:table-row table:style-name="ro1">
          <table:table-cell office:value-type="float" office:value="10.207495" calcext:value-type="float">
            <text:p>10.207495</text:p>
          </table:table-cell>
        </table:table-row>
        <table:table-row table:style-name="ro1">
          <table:table-cell office:value-type="float" office:value="10.204306" calcext:value-type="float">
            <text:p>10.204306</text:p>
          </table:table-cell>
        </table:table-row>
        <table:table-row table:style-name="ro1">
          <table:table-cell office:value-type="float" office:value="10.2082" calcext:value-type="float">
            <text:p>10.2082</text:p>
          </table:table-cell>
        </table:table-row>
        <table:table-row table:style-name="ro1">
          <table:table-cell office:value-type="float" office:value="10.212298" calcext:value-type="float">
            <text:p>10.212298</text:p>
          </table:table-cell>
        </table:table-row>
        <table:table-row table:style-name="ro1">
          <table:table-cell office:value-type="float" office:value="10.286426" calcext:value-type="float">
            <text:p>10.286426</text:p>
          </table:table-cell>
        </table:table-row>
        <table:table-row table:style-name="ro1">
          <table:table-cell office:value-type="float" office:value="10.960626" calcext:value-type="float">
            <text:p>10.960626</text:p>
          </table:table-cell>
        </table:table-row>
        <table:table-row table:style-name="ro1">
          <table:table-cell office:value-type="float" office:value="10.232322" calcext:value-type="float">
            <text:p>10.232322</text:p>
          </table:table-cell>
        </table:table-row>
        <table:table-row table:style-name="ro1">
          <table:table-cell office:value-type="float" office:value="10.235803" calcext:value-type="float">
            <text:p>10.235803</text:p>
          </table:table-cell>
        </table:table-row>
        <table:table-row table:style-name="ro1">
          <table:table-cell office:value-type="float" office:value="10.865059" calcext:value-type="float">
            <text:p>10.865059</text:p>
          </table:table-cell>
        </table:table-row>
        <table:table-row table:style-name="ro1">
          <table:table-cell office:value-type="float" office:value="10.236159" calcext:value-type="float">
            <text:p>10.236159</text:p>
          </table:table-cell>
        </table:table-row>
        <table:table-row table:style-name="ro1">
          <table:table-cell office:value-type="float" office:value="10.230361" calcext:value-type="float">
            <text:p>10.230361</text:p>
          </table:table-cell>
        </table:table-row>
        <table:table-row table:style-name="ro1">
          <table:table-cell office:value-type="float" office:value="10.233799" calcext:value-type="float">
            <text:p>10.233799</text:p>
          </table:table-cell>
        </table:table-row>
        <table:table-row table:style-name="ro1">
          <table:table-cell office:value-type="float" office:value="10.21575" calcext:value-type="float">
            <text:p>10.21575</text:p>
          </table:table-cell>
        </table:table-row>
        <table:table-row table:style-name="ro1">
          <table:table-cell office:value-type="float" office:value="10.231374" calcext:value-type="float">
            <text:p>10.231374</text:p>
          </table:table-cell>
        </table:table-row>
        <table:table-row table:style-name="ro1">
          <table:table-cell office:value-type="float" office:value="10.838989" calcext:value-type="float">
            <text:p>10.838989</text:p>
          </table:table-cell>
        </table:table-row>
        <table:table-row table:style-name="ro1">
          <table:table-cell office:value-type="float" office:value="10.226906" calcext:value-type="float">
            <text:p>10.226906</text:p>
          </table:table-cell>
        </table:table-row>
        <table:table-row table:style-name="ro1">
          <table:table-cell office:value-type="float" office:value="10.217602" calcext:value-type="float">
            <text:p>10.217602</text:p>
          </table:table-cell>
        </table:table-row>
        <table:table-row table:style-name="ro1">
          <table:table-cell office:value-type="float" office:value="10.920696" calcext:value-type="float">
            <text:p>10.920696</text:p>
          </table:table-cell>
        </table:table-row>
        <table:table-row table:style-name="ro1">
          <table:table-cell office:value-type="float" office:value="10.972347" calcext:value-type="float">
            <text:p>10.972347</text:p>
          </table:table-cell>
        </table:table-row>
        <table:table-row table:style-name="ro1">
          <table:table-cell office:value-type="float" office:value="10.929015" calcext:value-type="float">
            <text:p>10.929015</text:p>
          </table:table-cell>
        </table:table-row>
        <table:table-row table:style-name="ro1">
          <table:table-cell office:value-type="float" office:value="10.974982" calcext:value-type="float">
            <text:p>10.974982</text:p>
          </table:table-cell>
        </table:table-row>
        <table:table-row table:style-name="ro1">
          <table:table-cell office:value-type="float" office:value="10.202925" calcext:value-type="float">
            <text:p>10.202925</text:p>
          </table:table-cell>
        </table:table-row>
        <table:table-row table:style-name="ro1">
          <table:table-cell office:value-type="float" office:value="10.935762" calcext:value-type="float">
            <text:p>10.935762</text:p>
          </table:table-cell>
        </table:table-row>
        <table:table-row table:style-name="ro1">
          <table:table-cell office:value-type="float" office:value="10.246259" calcext:value-type="float">
            <text:p>10.246259</text:p>
          </table:table-cell>
        </table:table-row>
        <table:table-row table:style-name="ro1">
          <table:table-cell office:value-type="float" office:value="10.976225" calcext:value-type="float">
            <text:p>10.976225</text:p>
          </table:table-cell>
        </table:table-row>
        <table:table-row table:style-name="ro1">
          <table:table-cell office:value-type="float" office:value="10.227807" calcext:value-type="float">
            <text:p>10.227807</text:p>
          </table:table-cell>
        </table:table-row>
        <table:table-row table:style-name="ro1">
          <table:table-cell office:value-type="float" office:value="10.974701" calcext:value-type="float">
            <text:p>10.974701</text:p>
          </table:table-cell>
        </table:table-row>
        <table:table-row table:style-name="ro1">
          <table:table-cell office:value-type="float" office:value="10.235637" calcext:value-type="float">
            <text:p>10.235637</text:p>
          </table:table-cell>
        </table:table-row>
        <table:table-row table:style-name="ro1">
          <table:table-cell office:value-type="float" office:value="10.839562" calcext:value-type="float">
            <text:p>10.839562</text:p>
          </table:table-cell>
        </table:table-row>
        <table:table-row table:style-name="ro1">
          <table:table-cell office:value-type="float" office:value="10.217137" calcext:value-type="float">
            <text:p>10.217137</text:p>
          </table:table-cell>
        </table:table-row>
        <table:table-row table:style-name="ro1">
          <table:table-cell office:value-type="float" office:value="10.975393" calcext:value-type="float">
            <text:p>10.975393</text:p>
          </table:table-cell>
        </table:table-row>
        <table:table-row table:style-name="ro1">
          <table:table-cell office:value-type="float" office:value="10.963408" calcext:value-type="float">
            <text:p>10.963408</text:p>
          </table:table-cell>
        </table:table-row>
        <table:table-row table:style-name="ro1">
          <table:table-cell office:value-type="float" office:value="10.220589" calcext:value-type="float">
            <text:p>10.220589</text:p>
          </table:table-cell>
        </table:table-row>
        <table:table-row table:style-name="ro1">
          <table:table-cell office:value-type="float" office:value="10.974891" calcext:value-type="float">
            <text:p>10.974891</text:p>
          </table:table-cell>
        </table:table-row>
        <table:table-row table:style-name="ro1">
          <table:table-cell office:value-type="float" office:value="10.969148" calcext:value-type="float">
            <text:p>10.969148</text:p>
          </table:table-cell>
        </table:table-row>
        <table:table-row table:style-name="ro1">
          <table:table-cell office:value-type="float" office:value="10.232939" calcext:value-type="float">
            <text:p>10.232939</text:p>
          </table:table-cell>
        </table:table-row>
        <table:table-row table:style-name="ro1">
          <table:table-cell office:value-type="float" office:value="10.965393" calcext:value-type="float">
            <text:p>10.965393</text:p>
          </table:table-cell>
        </table:table-row>
        <table:table-row table:style-name="ro1">
          <table:table-cell office:value-type="float" office:value="10.219561" calcext:value-type="float">
            <text:p>10.219561</text:p>
          </table:table-cell>
        </table:table-row>
        <table:table-row table:style-name="ro1">
          <table:table-cell office:value-type="float" office:value="10.918992" calcext:value-type="float">
            <text:p>10.918992</text:p>
          </table:table-cell>
        </table:table-row>
        <table:table-row table:style-name="ro1">
          <table:table-cell office:value-type="float" office:value="10.96597" calcext:value-type="float">
            <text:p>10.96597</text:p>
          </table:table-cell>
        </table:table-row>
        <table:table-row table:style-name="ro1">
          <table:table-cell office:value-type="float" office:value="10.839967" calcext:value-type="float">
            <text:p>10.839967</text:p>
          </table:table-cell>
        </table:table-row>
        <table:table-row table:style-name="ro1">
          <table:table-cell office:value-type="float" office:value="10.968188" calcext:value-type="float">
            <text:p>10.968188</text:p>
          </table:table-cell>
        </table:table-row>
        <table:table-row table:style-name="ro1">
          <table:table-cell office:value-type="float" office:value="10.2262" calcext:value-type="float">
            <text:p>10.2262</text:p>
          </table:table-cell>
        </table:table-row>
        <table:table-row table:style-name="ro1">
          <table:table-cell office:value-type="float" office:value="10.22979" calcext:value-type="float">
            <text:p>10.22979</text:p>
          </table:table-cell>
        </table:table-row>
        <table:table-row table:style-name="ro1">
          <table:table-cell office:value-type="float" office:value="10.22307" calcext:value-type="float">
            <text:p>10.22307</text:p>
          </table:table-cell>
        </table:table-row>
        <table:table-row table:style-name="ro1">
          <table:table-cell office:value-type="float" office:value="10.22619" calcext:value-type="float">
            <text:p>10.22619</text:p>
          </table:table-cell>
        </table:table-row>
        <table:table-row table:style-name="ro1">
          <table:table-cell office:value-type="float" office:value="10.22675" calcext:value-type="float">
            <text:p>10.22675</text:p>
          </table:table-cell>
        </table:table-row>
        <table:table-row table:style-name="ro1">
          <table:table-cell office:value-type="float" office:value="10.2297" calcext:value-type="float">
            <text:p>10.2297</text:p>
          </table:table-cell>
        </table:table-row>
        <table:table-row table:style-name="ro1">
          <table:table-cell office:value-type="float" office:value="10.22429" calcext:value-type="float">
            <text:p>10.22429</text:p>
          </table:table-cell>
        </table:table-row>
        <table:table-row table:style-name="ro1">
          <table:table-cell office:value-type="float" office:value="10.9775" calcext:value-type="float">
            <text:p>10.9775</text:p>
          </table:table-cell>
        </table:table-row>
        <table:table-row table:style-name="ro1">
          <table:table-cell office:value-type="float" office:value="10.97246" calcext:value-type="float">
            <text:p>10.97246</text:p>
          </table:table-cell>
        </table:table-row>
        <table:table-row table:style-name="ro1">
          <table:table-cell office:value-type="float" office:value="10.92827" calcext:value-type="float">
            <text:p>10.92827</text:p>
          </table:table-cell>
        </table:table-row>
        <table:table-row table:style-name="ro1">
          <table:table-cell office:value-type="float" office:value="10.96501" calcext:value-type="float">
            <text:p>10.96501</text:p>
          </table:table-cell>
        </table:table-row>
        <table:table-row table:style-name="ro1">
          <table:table-cell office:value-type="float" office:value="10.92495" calcext:value-type="float">
            <text:p>10.92495</text:p>
          </table:table-cell>
        </table:table-row>
        <table:table-row table:style-name="ro1">
          <table:table-cell office:value-type="float" office:value="10.22296" calcext:value-type="float">
            <text:p>10.22296</text:p>
          </table:table-cell>
        </table:table-row>
        <table:table-row table:style-name="ro1">
          <table:table-cell office:value-type="float" office:value="10.97092" calcext:value-type="float">
            <text:p>10.97092</text:p>
          </table:table-cell>
        </table:table-row>
        <table:table-row table:style-name="ro1">
          <table:table-cell office:value-type="float" office:value="10.928" calcext:value-type="float">
            <text:p>10.928</text:p>
          </table:table-cell>
        </table:table-row>
        <table:table-row table:style-name="ro1">
          <table:table-cell office:value-type="float" office:value="10.87949" calcext:value-type="float">
            <text:p>10.87949</text:p>
          </table:table-cell>
        </table:table-row>
        <table:table-row table:style-name="ro1">
          <table:table-cell office:value-type="float" office:value="10.92906" calcext:value-type="float">
            <text:p>10.92906</text:p>
          </table:table-cell>
        </table:table-row>
        <table:table-row table:style-name="ro1">
          <table:table-cell office:value-type="float" office:value="10.22671" calcext:value-type="float">
            <text:p>10.22671</text:p>
          </table:table-cell>
        </table:table-row>
        <table:table-row table:style-name="ro1">
          <table:table-cell office:value-type="float" office:value="10.9354" calcext:value-type="float">
            <text:p>10.9354</text:p>
          </table:table-cell>
        </table:table-row>
        <table:table-row table:style-name="ro1">
          <table:table-cell office:value-type="float" office:value="10.23083" calcext:value-type="float">
            <text:p>10.23083</text:p>
          </table:table-cell>
        </table:table-row>
        <table:table-row table:style-name="ro1">
          <table:table-cell office:value-type="float" office:value="10.93963" calcext:value-type="float">
            <text:p>10.93963</text:p>
          </table:table-cell>
        </table:table-row>
        <table:table-row table:style-name="ro1">
          <table:table-cell office:value-type="float" office:value="10.84739" calcext:value-type="float">
            <text:p>10.84739</text:p>
          </table:table-cell>
        </table:table-row>
        <table:table-row table:style-name="ro1">
          <table:table-cell office:value-type="float" office:value="10.85043" calcext:value-type="float">
            <text:p>10.85043</text:p>
          </table:table-cell>
        </table:table-row>
        <table:table-row table:style-name="ro1">
          <table:table-cell office:value-type="float" office:value="10.86091" calcext:value-type="float">
            <text:p>10.86091</text:p>
          </table:table-cell>
        </table:table-row>
        <table:table-row table:style-name="ro1">
          <table:table-cell office:value-type="float" office:value="11.602" calcext:value-type="float">
            <text:p>11.602</text:p>
          </table:table-cell>
        </table:table-row>
        <table:table-row table:style-name="ro1">
          <table:table-cell office:value-type="float" office:value="11.0941" calcext:value-type="float">
            <text:p>11.0941</text:p>
          </table:table-cell>
        </table:table-row>
        <table:table-row table:style-name="ro1">
          <table:table-cell office:value-type="float" office:value="11.05951" calcext:value-type="float">
            <text:p>11.05951</text:p>
          </table:table-cell>
        </table:table-row>
        <table:table-row table:style-name="ro1">
          <table:table-cell office:value-type="float" office:value="12.06337" calcext:value-type="float">
            <text:p>12.06337</text:p>
          </table:table-cell>
        </table:table-row>
        <table:table-row table:style-name="ro1">
          <table:table-cell office:value-type="float" office:value="11.14975" calcext:value-type="float">
            <text:p>11.14975</text:p>
          </table:table-cell>
        </table:table-row>
        <table:table-row table:style-name="ro1">
          <table:table-cell office:value-type="float" office:value="10.22722" calcext:value-type="float">
            <text:p>10.22722</text:p>
          </table:table-cell>
        </table:table-row>
        <table:table-row table:style-name="ro1">
          <table:table-cell office:value-type="float" office:value="11.4047" calcext:value-type="float">
            <text:p>11.4047</text:p>
          </table:table-cell>
        </table:table-row>
        <table:table-row table:style-name="ro1">
          <table:table-cell office:value-type="float" office:value="12.42714" calcext:value-type="float">
            <text:p>12.42714</text:p>
          </table:table-cell>
        </table:table-row>
        <table:table-row table:style-name="ro1">
          <table:table-cell office:value-type="float" office:value="11.24806" calcext:value-type="float">
            <text:p>11.24806</text:p>
          </table:table-cell>
        </table:table-row>
        <table:table-row table:style-name="ro1">
          <table:table-cell office:value-type="float" office:value="11.25409" calcext:value-type="float">
            <text:p>11.25409</text:p>
          </table:table-cell>
        </table:table-row>
        <table:table-row table:style-name="ro1">
          <table:table-cell office:value-type="float" office:value="11.31611" calcext:value-type="float">
            <text:p>11.31611</text:p>
          </table:table-cell>
        </table:table-row>
        <table:table-row table:style-name="ro1">
          <table:table-cell office:value-type="float" office:value="10.24706" calcext:value-type="float">
            <text:p>10.24706</text:p>
          </table:table-cell>
        </table:table-row>
        <table:table-row table:style-name="ro1">
          <table:table-cell office:value-type="float" office:value="10.22909" calcext:value-type="float">
            <text:p>10.22909</text:p>
          </table:table-cell>
        </table:table-row>
        <table:table-row table:style-name="ro1">
          <table:table-cell office:value-type="float" office:value="10.97467" calcext:value-type="float">
            <text:p>10.97467</text:p>
          </table:table-cell>
        </table:table-row>
        <table:table-row table:style-name="ro1">
          <table:table-cell office:value-type="float" office:value="10.29845" calcext:value-type="float">
            <text:p>10.29845</text:p>
          </table:table-cell>
        </table:table-row>
        <table:table-row table:style-name="ro1">
          <table:table-cell office:value-type="float" office:value="10.98432" calcext:value-type="float">
            <text:p>10.98432</text:p>
          </table:table-cell>
        </table:table-row>
        <table:table-row table:style-name="ro1">
          <table:table-cell office:value-type="float" office:value="10.22834" calcext:value-type="float">
            <text:p>10.22834</text:p>
          </table:table-cell>
        </table:table-row>
        <table:table-row table:style-name="ro1">
          <table:table-cell office:value-type="float" office:value="10.97118" calcext:value-type="float">
            <text:p>10.97118</text:p>
          </table:table-cell>
        </table:table-row>
        <table:table-row table:style-name="ro1">
          <table:table-cell office:value-type="float" office:value="10.23813" calcext:value-type="float">
            <text:p>10.23813</text:p>
          </table:table-cell>
        </table:table-row>
        <table:table-row table:style-name="ro1">
          <table:table-cell office:value-type="float" office:value="10.22867" calcext:value-type="float">
            <text:p>10.22867</text:p>
          </table:table-cell>
        </table:table-row>
        <table:table-row table:style-name="ro1">
          <table:table-cell office:value-type="float" office:value="10.97521" calcext:value-type="float">
            <text:p>10.97521</text:p>
          </table:table-cell>
        </table:table-row>
        <table:table-row table:style-name="ro1">
          <table:table-cell office:value-type="float" office:value="10.22962" calcext:value-type="float">
            <text:p>10.22962</text:p>
          </table:table-cell>
        </table:table-row>
        <table:table-row table:style-name="ro1">
          <table:table-cell office:value-type="float" office:value="10.93579" calcext:value-type="float">
            <text:p>10.93579</text:p>
          </table:table-cell>
        </table:table-row>
        <table:table-row table:style-name="ro1">
          <table:table-cell office:value-type="float" office:value="10.97107" calcext:value-type="float">
            <text:p>10.97107</text:p>
          </table:table-cell>
        </table:table-row>
        <table:table-row table:style-name="ro1">
          <table:table-cell office:value-type="float" office:value="10.2234" calcext:value-type="float">
            <text:p>10.2234</text:p>
          </table:table-cell>
        </table:table-row>
        <table:table-row table:style-name="ro1">
          <table:table-cell office:value-type="float" office:value="10.22999" calcext:value-type="float">
            <text:p>10.22999</text:p>
          </table:table-cell>
        </table:table-row>
        <table:table-row table:style-name="ro1">
          <table:table-cell office:value-type="float" office:value="10.87211" calcext:value-type="float">
            <text:p>10.87211</text:p>
          </table:table-cell>
        </table:table-row>
        <table:table-row table:style-name="ro1">
          <table:table-cell office:value-type="float" office:value="10.95063" calcext:value-type="float">
            <text:p>10.95063</text:p>
          </table:table-cell>
        </table:table-row>
        <table:table-row table:style-name="ro1">
          <table:table-cell office:value-type="float" office:value="10.96273" calcext:value-type="float">
            <text:p>10.96273</text:p>
          </table:table-cell>
        </table:table-row>
        <table:table-row table:style-name="ro1">
          <table:table-cell office:value-type="float" office:value="10.2301" calcext:value-type="float">
            <text:p>10.2301</text:p>
          </table:table-cell>
        </table:table-row>
        <table:table-row table:style-name="ro1">
          <table:table-cell office:value-type="float" office:value="10.96811" calcext:value-type="float">
            <text:p>10.96811</text:p>
          </table:table-cell>
        </table:table-row>
        <table:table-row table:style-name="ro1">
          <table:table-cell office:value-type="float" office:value="10.91935" calcext:value-type="float">
            <text:p>10.91935</text:p>
          </table:table-cell>
        </table:table-row>
        <table:table-row table:style-name="ro1">
          <table:table-cell office:value-type="float" office:value="10.22767" calcext:value-type="float">
            <text:p>10.22767</text:p>
          </table:table-cell>
        </table:table-row>
        <table:table-row table:style-name="ro1">
          <table:table-cell office:value-type="float" office:value="10.96095" calcext:value-type="float">
            <text:p>10.96095</text:p>
          </table:table-cell>
        </table:table-row>
        <table:table-row table:style-name="ro1">
          <table:table-cell office:value-type="float" office:value="10.97254" calcext:value-type="float">
            <text:p>10.97254</text:p>
          </table:table-cell>
        </table:table-row>
        <table:table-row table:style-name="ro1">
          <table:table-cell office:value-type="float" office:value="10.23189" calcext:value-type="float">
            <text:p>10.23189</text:p>
          </table:table-cell>
        </table:table-row>
        <table:table-row table:style-name="ro1">
          <table:table-cell office:value-type="float" office:value="10.95216" calcext:value-type="float">
            <text:p>10.95216</text:p>
          </table:table-cell>
        </table:table-row>
        <table:table-row table:style-name="ro1">
          <table:table-cell office:value-type="float" office:value="10.21193" calcext:value-type="float">
            <text:p>10.21193</text:p>
          </table:table-cell>
        </table:table-row>
        <table:table-row table:style-name="ro1">
          <table:table-cell office:value-type="float" office:value="10.96132" calcext:value-type="float">
            <text:p>10.96132</text:p>
          </table:table-cell>
        </table:table-row>
        <table:table-row table:style-name="ro1">
          <table:table-cell office:value-type="float" office:value="10.62637" calcext:value-type="float">
            <text:p>10.62637</text:p>
          </table:table-cell>
        </table:table-row>
        <table:table-row table:style-name="ro1">
          <table:table-cell office:value-type="float" office:value="10.37767" calcext:value-type="float">
            <text:p>10.37767</text:p>
          </table:table-cell>
        </table:table-row>
        <table:table-row table:style-name="ro1">
          <table:table-cell office:value-type="float" office:value="10.22709" calcext:value-type="float">
            <text:p>10.22709</text:p>
          </table:table-cell>
        </table:table-row>
        <table:table-row table:style-name="ro1">
          <table:table-cell office:value-type="float" office:value="10.96971" calcext:value-type="float">
            <text:p>10.96971</text:p>
          </table:table-cell>
        </table:table-row>
        <table:table-row table:style-name="ro1">
          <table:table-cell office:value-type="float" office:value="10.92352" calcext:value-type="float">
            <text:p>10.92352</text:p>
          </table:table-cell>
        </table:table-row>
        <table:table-row table:style-name="ro1">
          <table:table-cell office:value-type="float" office:value="10.83943" calcext:value-type="float">
            <text:p>10.83943</text:p>
          </table:table-cell>
        </table:table-row>
        <table:table-row table:style-name="ro1">
          <table:table-cell office:value-type="float" office:value="10.96146" calcext:value-type="float">
            <text:p>10.96146</text:p>
          </table:table-cell>
        </table:table-row>
        <table:table-row table:style-name="ro1">
          <table:table-cell office:value-type="float" office:value="10.95754" calcext:value-type="float">
            <text:p>10.95754</text:p>
          </table:table-cell>
        </table:table-row>
        <table:table-row table:style-name="ro1">
          <table:table-cell office:value-type="float" office:value="10.84674" calcext:value-type="float">
            <text:p>10.84674</text:p>
          </table:table-cell>
        </table:table-row>
        <table:table-row table:style-name="ro1">
          <table:table-cell office:value-type="float" office:value="10.83413" calcext:value-type="float">
            <text:p>10.83413</text:p>
          </table:table-cell>
        </table:table-row>
        <table:table-row table:style-name="ro1">
          <table:table-cell office:value-type="float" office:value="10.92617" calcext:value-type="float">
            <text:p>10.92617</text:p>
          </table:table-cell>
        </table:table-row>
        <table:table-row table:style-name="ro1">
          <table:table-cell office:value-type="float" office:value="10.97004" calcext:value-type="float">
            <text:p>10.97004</text:p>
          </table:table-cell>
        </table:table-row>
        <table:table-row table:style-name="ro1">
          <table:table-cell office:value-type="float" office:value="10.92151" calcext:value-type="float">
            <text:p>10.92151</text:p>
          </table:table-cell>
        </table:table-row>
        <table:table-row table:style-name="ro1">
          <table:table-cell office:value-type="float" office:value="10.22101" calcext:value-type="float">
            <text:p>10.22101</text:p>
          </table:table-cell>
        </table:table-row>
        <table:table-row table:style-name="ro1">
          <table:table-cell office:value-type="float" office:value="10.21808" calcext:value-type="float">
            <text:p>10.21808</text:p>
          </table:table-cell>
        </table:table-row>
        <table:table-row table:style-name="ro1">
          <table:table-cell office:value-type="float" office:value="10.91007" calcext:value-type="float">
            <text:p>10.91007</text:p>
          </table:table-cell>
        </table:table-row>
        <table:table-row table:style-name="ro1">
          <table:table-cell office:value-type="float" office:value="10.95347" calcext:value-type="float">
            <text:p>10.95347</text:p>
          </table:table-cell>
        </table:table-row>
        <table:table-row table:style-name="ro1">
          <table:table-cell office:value-type="float" office:value="10.91591" calcext:value-type="float">
            <text:p>10.91591</text:p>
          </table:table-cell>
        </table:table-row>
        <table:table-row table:style-name="ro1">
          <table:table-cell office:value-type="float" office:value="10.95075" calcext:value-type="float">
            <text:p>10.95075</text:p>
          </table:table-cell>
        </table:table-row>
        <table:table-row table:style-name="ro1">
          <table:table-cell office:value-type="float" office:value="10.21536" calcext:value-type="float">
            <text:p>10.21536</text:p>
          </table:table-cell>
        </table:table-row>
        <table:table-row table:style-name="ro1">
          <table:table-cell office:value-type="float" office:value="10.22131" calcext:value-type="float">
            <text:p>10.22131</text:p>
          </table:table-cell>
        </table:table-row>
        <table:table-row table:style-name="ro1">
          <table:table-cell office:value-type="float" office:value="10.9098" calcext:value-type="float">
            <text:p>10.9098</text:p>
          </table:table-cell>
        </table:table-row>
        <table:table-row table:style-name="ro1">
          <table:table-cell office:value-type="float" office:value="11.03795" calcext:value-type="float">
            <text:p>11.03795</text:p>
          </table:table-cell>
        </table:table-row>
        <table:table-row table:style-name="ro1">
          <table:table-cell office:value-type="float" office:value="10.26539" calcext:value-type="float">
            <text:p>10.26539</text:p>
          </table:table-cell>
        </table:table-row>
        <table:table-row table:style-name="ro1">
          <table:table-cell office:value-type="float" office:value="10.27075" calcext:value-type="float">
            <text:p>10.27075</text:p>
          </table:table-cell>
        </table:table-row>
        <table:table-row table:style-name="ro1">
          <table:table-cell office:value-type="float" office:value="10.2636" calcext:value-type="float">
            <text:p>10.2636</text:p>
          </table:table-cell>
        </table:table-row>
        <table:table-row table:style-name="ro1">
          <table:table-cell office:value-type="float" office:value="10.26065" calcext:value-type="float">
            <text:p>10.26065</text:p>
          </table:table-cell>
        </table:table-row>
        <table:table-row table:style-name="ro1">
          <table:table-cell office:value-type="float" office:value="10.87954" calcext:value-type="float">
            <text:p>10.87954</text:p>
          </table:table-cell>
        </table:table-row>
        <table:table-row table:style-name="ro1">
          <table:table-cell office:value-type="float" office:value="10.25301" calcext:value-type="float">
            <text:p>10.25301</text:p>
          </table:table-cell>
        </table:table-row>
        <table:table-row table:style-name="ro1">
          <table:table-cell office:value-type="float" office:value="10.99947" calcext:value-type="float">
            <text:p>10.99947</text:p>
          </table:table-cell>
        </table:table-row>
        <table:table-row table:style-name="ro1">
          <table:table-cell office:value-type="float" office:value="10.87781" calcext:value-type="float">
            <text:p>10.87781</text:p>
          </table:table-cell>
        </table:table-row>
        <table:table-row table:style-name="ro1">
          <table:table-cell office:value-type="float" office:value="10.26061" calcext:value-type="float">
            <text:p>10.26061</text:p>
          </table:table-cell>
        </table:table-row>
        <table:table-row table:style-name="ro1">
          <table:table-cell office:value-type="float" office:value="11.00084" calcext:value-type="float">
            <text:p>11.00084</text:p>
          </table:table-cell>
        </table:table-row>
        <table:table-row table:style-name="ro1">
          <table:table-cell office:value-type="float" office:value="10.26392" calcext:value-type="float">
            <text:p>10.26392</text:p>
          </table:table-cell>
        </table:table-row>
        <table:table-row table:style-name="ro1">
          <table:table-cell office:value-type="float" office:value="11.02306" calcext:value-type="float">
            <text:p>11.02306</text:p>
          </table:table-cell>
        </table:table-row>
        <table:table-row table:style-name="ro1">
          <table:table-cell office:value-type="float" office:value="11.01728" calcext:value-type="float">
            <text:p>11.01728</text:p>
          </table:table-cell>
        </table:table-row>
        <table:table-row table:style-name="ro1">
          <table:table-cell office:value-type="float" office:value="10.91521" calcext:value-type="float">
            <text:p>10.91521</text:p>
          </table:table-cell>
        </table:table-row>
        <table:table-row table:style-name="ro1">
          <table:table-cell office:value-type="float" office:value="10.99891" calcext:value-type="float">
            <text:p>10.99891</text:p>
          </table:table-cell>
        </table:table-row>
        <table:table-row table:style-name="ro1">
          <table:table-cell office:value-type="float" office:value="10.99855" calcext:value-type="float">
            <text:p>10.99855</text:p>
          </table:table-cell>
        </table:table-row>
        <table:table-row table:style-name="ro1">
          <table:table-cell office:value-type="float" office:value="10.95441" calcext:value-type="float">
            <text:p>10.95441</text:p>
          </table:table-cell>
        </table:table-row>
        <table:table-row table:style-name="ro1">
          <table:table-cell office:value-type="float" office:value="11.00631" calcext:value-type="float">
            <text:p>11.00631</text:p>
          </table:table-cell>
        </table:table-row>
        <table:table-row table:style-name="ro1">
          <table:table-cell office:value-type="float" office:value="10.26722" calcext:value-type="float">
            <text:p>10.26722</text:p>
          </table:table-cell>
        </table:table-row>
        <table:table-row table:style-name="ro1">
          <table:table-cell office:value-type="float" office:value="10.97536" calcext:value-type="float">
            <text:p>10.97536</text:p>
          </table:table-cell>
        </table:table-row>
        <table:table-row table:style-name="ro1">
          <table:table-cell office:value-type="float" office:value="10.90319" calcext:value-type="float">
            <text:p>10.90319</text:p>
          </table:table-cell>
        </table:table-row>
        <table:table-row table:style-name="ro1">
          <table:table-cell office:value-type="float" office:value="11.0118" calcext:value-type="float">
            <text:p>11.0118</text:p>
          </table:table-cell>
        </table:table-row>
        <table:table-row table:style-name="ro1">
          <table:table-cell office:value-type="float" office:value="10.90237" calcext:value-type="float">
            <text:p>10.90237</text:p>
          </table:table-cell>
        </table:table-row>
        <table:table-row table:style-name="ro1">
          <table:table-cell office:value-type="float" office:value="10.26352" calcext:value-type="float">
            <text:p>10.26352</text:p>
          </table:table-cell>
        </table:table-row>
        <table:table-row table:style-name="ro1">
          <table:table-cell office:value-type="float" office:value="11.00514" calcext:value-type="float">
            <text:p>11.00514</text:p>
          </table:table-cell>
        </table:table-row>
        <table:table-row table:style-name="ro1">
          <table:table-cell office:value-type="float" office:value="10.25834" calcext:value-type="float">
            <text:p>10.25834</text:p>
          </table:table-cell>
        </table:table-row>
        <table:table-row table:style-name="ro1">
          <table:table-cell office:value-type="float" office:value="10.26213" calcext:value-type="float">
            <text:p>10.26213</text:p>
          </table:table-cell>
        </table:table-row>
        <table:table-row table:style-name="ro1">
          <table:table-cell office:value-type="float" office:value="10.94611" calcext:value-type="float">
            <text:p>10.94611</text:p>
          </table:table-cell>
        </table:table-row>
        <table:table-row table:style-name="ro1">
          <table:table-cell office:value-type="float" office:value="10.95936" calcext:value-type="float">
            <text:p>10.95936</text:p>
          </table:table-cell>
        </table:table-row>
        <table:table-row table:style-name="ro1">
          <table:table-cell office:value-type="float" office:value="11.0084" calcext:value-type="float">
            <text:p>11.0084</text:p>
          </table:table-cell>
        </table:table-row>
        <table:table-row table:style-name="ro1">
          <table:table-cell office:value-type="float" office:value="10.27342" calcext:value-type="float">
            <text:p>10.27342</text:p>
          </table:table-cell>
        </table:table-row>
        <table:table-row table:style-name="ro1">
          <table:table-cell office:value-type="float" office:value="10.26372" calcext:value-type="float">
            <text:p>10.26372</text:p>
          </table:table-cell>
        </table:table-row>
        <table:table-row table:style-name="ro1">
          <table:table-cell office:value-type="float" office:value="10.95995" calcext:value-type="float">
            <text:p>10.95995</text:p>
          </table:table-cell>
        </table:table-row>
        <table:table-row table:style-name="ro1">
          <table:table-cell office:value-type="float" office:value="10.95482" calcext:value-type="float">
            <text:p>10.95482</text:p>
          </table:table-cell>
        </table:table-row>
        <table:table-row table:style-name="ro1">
          <table:table-cell office:value-type="float" office:value="11.0161" calcext:value-type="float">
            <text:p>11.0161</text:p>
          </table:table-cell>
        </table:table-row>
        <table:table-row table:style-name="ro1">
          <table:table-cell office:value-type="float" office:value="10.27048" calcext:value-type="float">
            <text:p>10.27048</text:p>
          </table:table-cell>
        </table:table-row>
        <table:table-row table:style-name="ro1">
          <table:table-cell office:value-type="float" office:value="10.24776" calcext:value-type="float">
            <text:p>10.24776</text:p>
          </table:table-cell>
        </table:table-row>
        <table:table-row table:style-name="ro1">
          <table:table-cell office:value-type="float" office:value="10.99665" calcext:value-type="float">
            <text:p>10.99665</text:p>
          </table:table-cell>
        </table:table-row>
        <table:table-row table:style-name="ro1">
          <table:table-cell office:value-type="float" office:value="10.96845" calcext:value-type="float">
            <text:p>10.96845</text:p>
          </table:table-cell>
        </table:table-row>
        <table:table-row table:style-name="ro1">
          <table:table-cell office:value-type="float" office:value="10.96431" calcext:value-type="float">
            <text:p>10.96431</text:p>
          </table:table-cell>
        </table:table-row>
        <table:table-row table:style-name="ro1">
          <table:table-cell office:value-type="float" office:value="10.26417" calcext:value-type="float">
            <text:p>10.26417</text:p>
          </table:table-cell>
        </table:table-row>
        <table:table-row table:style-name="ro1">
          <table:table-cell office:value-type="float" office:value="10.25684" calcext:value-type="float">
            <text:p>10.25684</text:p>
          </table:table-cell>
        </table:table-row>
        <table:table-row table:style-name="ro1">
          <table:table-cell office:value-type="float" office:value="10.96612" calcext:value-type="float">
            <text:p>10.96612</text:p>
          </table:table-cell>
        </table:table-row>
        <table:table-row table:style-name="ro1">
          <table:table-cell office:value-type="float" office:value="11.00226" calcext:value-type="float">
            <text:p>11.00226</text:p>
          </table:table-cell>
        </table:table-row>
        <table:table-row table:style-name="ro1">
          <table:table-cell office:value-type="float" office:value="11.00259" calcext:value-type="float">
            <text:p>11.00259</text:p>
          </table:table-cell>
        </table:table-row>
        <table:table-row table:style-name="ro1">
          <table:table-cell office:value-type="float" office:value="10.95742" calcext:value-type="float">
            <text:p>10.95742</text:p>
          </table:table-cell>
        </table:table-row>
        <table:table-row table:style-name="ro1">
          <table:table-cell office:value-type="float" office:value="10.25611" calcext:value-type="float">
            <text:p>10.25611</text:p>
          </table:table-cell>
        </table:table-row>
        <table:table-row table:style-name="ro1">
          <table:table-cell office:value-type="float" office:value="10.86973" calcext:value-type="float">
            <text:p>10.86973</text:p>
          </table:table-cell>
        </table:table-row>
        <table:table-row table:style-name="ro1">
          <table:table-cell office:value-type="float" office:value="10.96502" calcext:value-type="float">
            <text:p>10.96502</text:p>
          </table:table-cell>
        </table:table-row>
        <table:table-row table:style-name="ro1">
          <table:table-cell office:value-type="float" office:value="10.25705" calcext:value-type="float">
            <text:p>10.25705</text:p>
          </table:table-cell>
        </table:table-row>
        <table:table-row table:style-name="ro1">
          <table:table-cell office:value-type="float" office:value="10.26214" calcext:value-type="float">
            <text:p>10.26214</text:p>
          </table:table-cell>
        </table:table-row>
        <table:table-row table:style-name="ro1">
          <table:table-cell office:value-type="float" office:value="11.0094" calcext:value-type="float">
            <text:p>11.0094</text:p>
          </table:table-cell>
        </table:table-row>
        <table:table-row table:style-name="ro1">
          <table:table-cell office:value-type="float" office:value="11.00535" calcext:value-type="float">
            <text:p>11.00535</text:p>
          </table:table-cell>
        </table:table-row>
        <table:table-row table:style-name="ro1">
          <table:table-cell office:value-type="float" office:value="10.26992" calcext:value-type="float">
            <text:p>10.26992</text:p>
          </table:table-cell>
        </table:table-row>
        <table:table-row table:style-name="ro1">
          <table:table-cell office:value-type="float" office:value="10.25398" calcext:value-type="float">
            <text:p>10.25398</text:p>
          </table:table-cell>
        </table:table-row>
        <table:table-row table:style-name="ro1">
          <table:table-cell office:value-type="float" office:value="10.26389" calcext:value-type="float">
            <text:p>10.26389</text:p>
          </table:table-cell>
        </table:table-row>
        <table:table-row table:style-name="ro1">
          <table:table-cell office:value-type="float" office:value="11.02152" calcext:value-type="float">
            <text:p>11.02152</text:p>
          </table:table-cell>
        </table:table-row>
        <table:table-row table:style-name="ro1">
          <table:table-cell office:value-type="float" office:value="10.27905" calcext:value-type="float">
            <text:p>10.27905</text:p>
          </table:table-cell>
        </table:table-row>
        <table:table-row table:style-name="ro1">
          <table:table-cell office:value-type="float" office:value="11.01443" calcext:value-type="float">
            <text:p>11.01443</text:p>
          </table:table-cell>
        </table:table-row>
        <table:table-row table:style-name="ro1">
          <table:table-cell office:value-type="float" office:value="11.02068" calcext:value-type="float">
            <text:p>11.02068</text:p>
          </table:table-cell>
        </table:table-row>
        <table:table-row table:style-name="ro1">
          <table:table-cell office:value-type="float" office:value="11.00723" calcext:value-type="float">
            <text:p>11.00723</text:p>
          </table:table-cell>
        </table:table-row>
        <table:table-row table:style-name="ro1">
          <table:table-cell office:value-type="float" office:value="10.24831" calcext:value-type="float">
            <text:p>10.24831</text:p>
          </table:table-cell>
        </table:table-row>
        <table:table-row table:style-name="ro1">
          <table:table-cell office:value-type="float" office:value="10.23991" calcext:value-type="float">
            <text:p>10.23991</text:p>
          </table:table-cell>
        </table:table-row>
        <table:table-row table:style-name="ro1">
          <table:table-cell office:value-type="float" office:value="10.9636" calcext:value-type="float">
            <text:p>10.9636</text:p>
          </table:table-cell>
        </table:table-row>
        <table:table-row table:style-name="ro1">
          <table:table-cell office:value-type="float" office:value="10.92374" calcext:value-type="float">
            <text:p>10.92374</text:p>
          </table:table-cell>
        </table:table-row>
        <table:table-row table:style-name="ro1">
          <table:table-cell office:value-type="float" office:value="10.82481" calcext:value-type="float">
            <text:p>10.82481</text:p>
          </table:table-cell>
        </table:table-row>
        <table:table-row table:style-name="ro1">
          <table:table-cell office:value-type="float" office:value="10.87904" calcext:value-type="float">
            <text:p>10.87904</text:p>
          </table:table-cell>
        </table:table-row>
        <table:table-row table:style-name="ro1">
          <table:table-cell office:value-type="float" office:value="10.95848" calcext:value-type="float">
            <text:p>10.95848</text:p>
          </table:table-cell>
        </table:table-row>
        <table:table-row table:style-name="ro1">
          <table:table-cell office:value-type="float" office:value="10.21747" calcext:value-type="float">
            <text:p>10.21747</text:p>
          </table:table-cell>
        </table:table-row>
        <table:table-row table:style-name="ro1">
          <table:table-cell office:value-type="float" office:value="10.21623" calcext:value-type="float">
            <text:p>10.21623</text:p>
          </table:table-cell>
        </table:table-row>
        <table:table-row table:style-name="ro1">
          <table:table-cell office:value-type="float" office:value="11.02456" calcext:value-type="float">
            <text:p>11.02456</text:p>
          </table:table-cell>
        </table:table-row>
        <table:table-row table:style-name="ro1">
          <table:table-cell office:value-type="float" office:value="11.02074" calcext:value-type="float">
            <text:p>11.02074</text:p>
          </table:table-cell>
        </table:table-row>
        <table:table-row table:style-name="ro1">
          <table:table-cell office:value-type="float" office:value="10.97701" calcext:value-type="float">
            <text:p>10.97701</text:p>
          </table:table-cell>
        </table:table-row>
        <table:table-row table:style-name="ro1">
          <table:table-cell office:value-type="float" office:value="10.24375" calcext:value-type="float">
            <text:p>10.24375</text:p>
          </table:table-cell>
        </table:table-row>
        <table:table-row table:style-name="ro1">
          <table:table-cell office:value-type="float" office:value="10.85794" calcext:value-type="float">
            <text:p>10.85794</text:p>
          </table:table-cell>
        </table:table-row>
        <table:table-row table:style-name="ro1">
          <table:table-cell office:value-type="float" office:value="10.23773" calcext:value-type="float">
            <text:p>10.23773</text:p>
          </table:table-cell>
        </table:table-row>
        <table:table-row table:style-name="ro1">
          <table:table-cell office:value-type="float" office:value="10.9793" calcext:value-type="float">
            <text:p>10.9793</text:p>
          </table:table-cell>
        </table:table-row>
        <table:table-row table:style-name="ro1">
          <table:table-cell office:value-type="float" office:value="10.85406" calcext:value-type="float">
            <text:p>10.85406</text:p>
          </table:table-cell>
        </table:table-row>
        <table:table-row table:style-name="ro1">
          <table:table-cell office:value-type="float" office:value="10.23055" calcext:value-type="float">
            <text:p>10.23055</text:p>
          </table:table-cell>
        </table:table-row>
        <table:table-row table:style-name="ro1">
          <table:table-cell office:value-type="float" office:value="10.97241" calcext:value-type="float">
            <text:p>10.97241</text:p>
          </table:table-cell>
        </table:table-row>
        <table:table-row table:style-name="ro1">
          <table:table-cell office:value-type="float" office:value="10.97962" calcext:value-type="float">
            <text:p>10.97962</text:p>
          </table:table-cell>
        </table:table-row>
        <table:table-row table:style-name="ro1">
          <table:table-cell office:value-type="float" office:value="10.22447" calcext:value-type="float">
            <text:p>10.22447</text:p>
          </table:table-cell>
        </table:table-row>
        <table:table-row table:style-name="ro1">
          <table:table-cell office:value-type="float" office:value="10.95392" calcext:value-type="float">
            <text:p>10.95392</text:p>
          </table:table-cell>
        </table:table-row>
        <table:table-row table:style-name="ro1">
          <table:table-cell office:value-type="float" office:value="10.97797" calcext:value-type="float">
            <text:p>10.97797</text:p>
          </table:table-cell>
        </table:table-row>
        <table:table-row table:style-name="ro1">
          <table:table-cell office:value-type="float" office:value="10.98169" calcext:value-type="float">
            <text:p>10.98169</text:p>
          </table:table-cell>
        </table:table-row>
        <table:table-row table:style-name="ro1">
          <table:table-cell office:value-type="float" office:value="10.23171" calcext:value-type="float">
            <text:p>10.23171</text:p>
          </table:table-cell>
        </table:table-row>
        <table:table-row table:style-name="ro1">
          <table:table-cell office:value-type="float" office:value="10.23949" calcext:value-type="float">
            <text:p>10.23949</text:p>
          </table:table-cell>
        </table:table-row>
        <table:table-row table:style-name="ro1">
          <table:table-cell office:value-type="float" office:value="10.97963" calcext:value-type="float">
            <text:p>10.97963</text:p>
          </table:table-cell>
        </table:table-row>
        <table:table-row table:style-name="ro1">
          <table:table-cell office:value-type="float" office:value="10.23024" calcext:value-type="float">
            <text:p>10.23024</text:p>
          </table:table-cell>
        </table:table-row>
        <table:table-row table:style-name="ro1">
          <table:table-cell office:value-type="float" office:value="10.9367" calcext:value-type="float">
            <text:p>10.9367</text:p>
          </table:table-cell>
        </table:table-row>
        <table:table-row table:style-name="ro1">
          <table:table-cell office:value-type="float" office:value="11.11561" calcext:value-type="float">
            <text:p>11.11561</text:p>
          </table:table-cell>
        </table:table-row>
        <table:table-row table:style-name="ro1">
          <table:table-cell office:value-type="float" office:value="11.27501" calcext:value-type="float">
            <text:p>11.27501</text:p>
          </table:table-cell>
        </table:table-row>
        <table:table-row table:style-name="ro1">
          <table:table-cell office:value-type="float" office:value="11.11553" calcext:value-type="float">
            <text:p>11.11553</text:p>
          </table:table-cell>
        </table:table-row>
        <table:table-row table:style-name="ro1">
          <table:table-cell office:value-type="float" office:value="10.22838" calcext:value-type="float">
            <text:p>10.22838</text:p>
          </table:table-cell>
        </table:table-row>
        <table:table-row table:style-name="ro1">
          <table:table-cell office:value-type="float" office:value="10.97712" calcext:value-type="float">
            <text:p>10.97712</text:p>
          </table:table-cell>
        </table:table-row>
        <table:table-row table:style-name="ro1">
          <table:table-cell office:value-type="float" office:value="10.84896" calcext:value-type="float">
            <text:p>10.84896</text:p>
          </table:table-cell>
        </table:table-row>
        <table:table-row table:style-name="ro1">
          <table:table-cell office:value-type="float" office:value="10.22224" calcext:value-type="float">
            <text:p>10.22224</text:p>
          </table:table-cell>
        </table:table-row>
        <table:table-row table:style-name="ro1">
          <table:table-cell office:value-type="float" office:value="10.95638" calcext:value-type="float">
            <text:p>10.95638</text:p>
          </table:table-cell>
        </table:table-row>
        <table:table-row table:style-name="ro1">
          <table:table-cell office:value-type="float" office:value="10.84854" calcext:value-type="float">
            <text:p>10.84854</text:p>
          </table:table-cell>
        </table:table-row>
        <table:table-row table:style-name="ro1">
          <table:table-cell office:value-type="float" office:value="10.21798" calcext:value-type="float">
            <text:p>10.21798</text:p>
          </table:table-cell>
        </table:table-row>
        <table:table-row table:style-name="ro1">
          <table:table-cell office:value-type="float" office:value="11.06375" calcext:value-type="float">
            <text:p>11.06375</text:p>
          </table:table-cell>
        </table:table-row>
        <table:table-row table:style-name="ro1">
          <table:table-cell office:value-type="float" office:value="10.53442" calcext:value-type="float">
            <text:p>10.53442</text:p>
          </table:table-cell>
        </table:table-row>
        <table:table-row table:style-name="ro1">
          <table:table-cell office:value-type="float" office:value="10.23815" calcext:value-type="float">
            <text:p>10.23815</text:p>
          </table:table-cell>
        </table:table-row>
        <table:table-row table:style-name="ro1">
          <table:table-cell office:value-type="float" office:value="10.23757" calcext:value-type="float">
            <text:p>10.23757</text:p>
          </table:table-cell>
        </table:table-row>
        <table:table-row table:style-name="ro1">
          <table:table-cell office:value-type="float" office:value="10.985" calcext:value-type="float">
            <text:p>10.985</text:p>
          </table:table-cell>
        </table:table-row>
        <table:table-row table:style-name="ro1">
          <table:table-cell office:value-type="float" office:value="10.98319" calcext:value-type="float">
            <text:p>10.98319</text:p>
          </table:table-cell>
        </table:table-row>
        <table:table-row table:style-name="ro1">
          <table:table-cell office:value-type="float" office:value="10.98412" calcext:value-type="float">
            <text:p>10.98412</text:p>
          </table:table-cell>
        </table:table-row>
        <table:table-row table:style-name="ro1">
          <table:table-cell office:value-type="float" office:value="10.97807" calcext:value-type="float">
            <text:p>10.97807</text:p>
          </table:table-cell>
        </table:table-row>
        <table:table-row table:style-name="ro1">
          <table:table-cell office:value-type="float" office:value="11.16937" calcext:value-type="float">
            <text:p>11.16937</text:p>
          </table:table-cell>
        </table:table-row>
        <table:table-row table:style-name="ro1">
          <table:table-cell office:value-type="float" office:value="10.6846" calcext:value-type="float">
            <text:p>10.6846</text:p>
          </table:table-cell>
        </table:table-row>
        <table:table-row table:style-name="ro1">
          <table:table-cell office:value-type="float" office:value="12.87333" calcext:value-type="float">
            <text:p>12.87333</text:p>
          </table:table-cell>
        </table:table-row>
        <table:table-row table:style-name="ro1">
          <table:table-cell office:value-type="float" office:value="12.05362" calcext:value-type="float">
            <text:p>12.05362</text:p>
          </table:table-cell>
        </table:table-row>
        <table:table-row table:style-name="ro1">
          <table:table-cell office:value-type="float" office:value="13.30251" calcext:value-type="float">
            <text:p>13.30251</text:p>
          </table:table-cell>
        </table:table-row>
        <table:table-row table:style-name="ro1">
          <table:table-cell office:value-type="float" office:value="15.03001" calcext:value-type="float">
            <text:p>15.03001</text:p>
          </table:table-cell>
        </table:table-row>
        <table:table-row table:style-name="ro1">
          <table:table-cell office:value-type="float" office:value="15.0202" calcext:value-type="float">
            <text:p>15.0202</text:p>
          </table:table-cell>
        </table:table-row>
        <table:table-row table:style-name="ro1">
          <table:table-cell office:value-type="float" office:value="14.09368" calcext:value-type="float">
            <text:p>14.09368</text:p>
          </table:table-cell>
        </table:table-row>
        <table:table-row table:style-name="ro1">
          <table:table-cell office:value-type="float" office:value="13.34047" calcext:value-type="float">
            <text:p>13.34047</text:p>
          </table:table-cell>
        </table:table-row>
        <table:table-row table:style-name="ro1">
          <table:table-cell office:value-type="float" office:value="13.58343" calcext:value-type="float">
            <text:p>13.58343</text:p>
          </table:table-cell>
        </table:table-row>
        <table:table-row table:style-name="ro1">
          <table:table-cell office:value-type="float" office:value="14.42081" calcext:value-type="float">
            <text:p>14.42081</text:p>
          </table:table-cell>
        </table:table-row>
        <table:table-row table:style-name="ro1">
          <table:table-cell office:value-type="float" office:value="14.07661" calcext:value-type="float">
            <text:p>14.07661</text:p>
          </table:table-cell>
        </table:table-row>
        <table:table-row table:style-name="ro1">
          <table:table-cell office:value-type="float" office:value="12.94432" calcext:value-type="float">
            <text:p>12.94432</text:p>
          </table:table-cell>
        </table:table-row>
        <table:table-row table:style-name="ro1">
          <table:table-cell office:value-type="float" office:value="11.06883" calcext:value-type="float">
            <text:p>11.06883</text:p>
          </table:table-cell>
        </table:table-row>
        <table:table-row table:style-name="ro1">
          <table:table-cell office:value-type="float" office:value="10.25197" calcext:value-type="float">
            <text:p>10.25197</text:p>
          </table:table-cell>
        </table:table-row>
        <table:table-row table:style-name="ro1">
          <table:table-cell office:value-type="float" office:value="10.2588" calcext:value-type="float">
            <text:p>10.2588</text:p>
          </table:table-cell>
        </table:table-row>
        <table:table-row table:style-name="ro1">
          <table:table-cell office:value-type="float" office:value="10.98301" calcext:value-type="float">
            <text:p>10.98301</text:p>
          </table:table-cell>
        </table:table-row>
        <table:table-row table:style-name="ro1">
          <table:table-cell office:value-type="float" office:value="10.24448" calcext:value-type="float">
            <text:p>10.24448</text:p>
          </table:table-cell>
        </table:table-row>
        <table:table-row table:style-name="ro1">
          <table:table-cell office:value-type="float" office:value="10.258" calcext:value-type="float">
            <text:p>10.258</text:p>
          </table:table-cell>
        </table:table-row>
        <table:table-row table:style-name="ro1">
          <table:table-cell office:value-type="float" office:value="10.2456" calcext:value-type="float">
            <text:p>10.2456</text:p>
          </table:table-cell>
        </table:table-row>
        <table:table-row table:style-name="ro1">
          <table:table-cell office:value-type="float" office:value="10.25582" calcext:value-type="float">
            <text:p>10.25582</text:p>
          </table:table-cell>
        </table:table-row>
        <table:table-row table:style-name="ro1">
          <table:table-cell office:value-type="float" office:value="10.89925" calcext:value-type="float">
            <text:p>10.89925</text:p>
          </table:table-cell>
        </table:table-row>
        <table:table-row table:style-name="ro1">
          <table:table-cell office:value-type="float" office:value="10.9335" calcext:value-type="float">
            <text:p>10.9335</text:p>
          </table:table-cell>
        </table:table-row>
        <table:table-row table:style-name="ro1">
          <table:table-cell office:value-type="float" office:value="10.26617" calcext:value-type="float">
            <text:p>10.26617</text:p>
          </table:table-cell>
        </table:table-row>
        <table:table-row table:style-name="ro1">
          <table:table-cell office:value-type="float" office:value="10.95433" calcext:value-type="float">
            <text:p>10.95433</text:p>
          </table:table-cell>
        </table:table-row>
        <table:table-row table:style-name="ro1">
          <table:table-cell office:value-type="float" office:value="10.95526" calcext:value-type="float">
            <text:p>10.95526</text:p>
          </table:table-cell>
        </table:table-row>
        <table:table-row table:style-name="ro1">
          <table:table-cell office:value-type="float" office:value="10.99174" calcext:value-type="float">
            <text:p>10.99174</text:p>
          </table:table-cell>
        </table:table-row>
        <table:table-row table:style-name="ro1">
          <table:table-cell office:value-type="float" office:value="10.25861" calcext:value-type="float">
            <text:p>10.25861</text:p>
          </table:table-cell>
        </table:table-row>
        <table:table-row table:style-name="ro1">
          <table:table-cell office:value-type="float" office:value="10.86351" calcext:value-type="float">
            <text:p>10.86351</text:p>
          </table:table-cell>
        </table:table-row>
        <table:table-row table:style-name="ro1">
          <table:table-cell office:value-type="float" office:value="11.02228" calcext:value-type="float">
            <text:p>11.02228</text:p>
          </table:table-cell>
        </table:table-row>
        <table:table-row table:style-name="ro1">
          <table:table-cell office:value-type="float" office:value="10.25143" calcext:value-type="float">
            <text:p>10.25143</text:p>
          </table:table-cell>
        </table:table-row>
        <table:table-row table:style-name="ro1">
          <table:table-cell office:value-type="float" office:value="10.25758" calcext:value-type="float">
            <text:p>10.25758</text:p>
          </table:table-cell>
        </table:table-row>
        <table:table-row table:style-name="ro1">
          <table:table-cell office:value-type="float" office:value="10.25064" calcext:value-type="float">
            <text:p>10.25064</text:p>
          </table:table-cell>
        </table:table-row>
        <table:table-row table:style-name="ro1">
          <table:table-cell office:value-type="float" office:value="10.26129" calcext:value-type="float">
            <text:p>10.26129</text:p>
          </table:table-cell>
        </table:table-row>
        <table:table-row table:style-name="ro1">
          <table:table-cell office:value-type="float" office:value="11.00679" calcext:value-type="float">
            <text:p>11.00679</text:p>
          </table:table-cell>
        </table:table-row>
        <table:table-row table:style-name="ro1">
          <table:table-cell office:value-type="float" office:value="10.25713" calcext:value-type="float">
            <text:p>10.25713</text:p>
          </table:table-cell>
        </table:table-row>
        <table:table-row table:style-name="ro1">
          <table:table-cell office:value-type="float" office:value="10.27082" calcext:value-type="float">
            <text:p>10.27082</text:p>
          </table:table-cell>
        </table:table-row>
        <table:table-row table:style-name="ro1">
          <table:table-cell office:value-type="float" office:value="10.26174" calcext:value-type="float">
            <text:p>10.26174</text:p>
          </table:table-cell>
        </table:table-row>
        <table:table-row table:style-name="ro1">
          <table:table-cell office:value-type="float" office:value="10.93489" calcext:value-type="float">
            <text:p>10.93489</text:p>
          </table:table-cell>
        </table:table-row>
        <table:table-row table:style-name="ro1">
          <table:table-cell office:value-type="float" office:value="10.99661" calcext:value-type="float">
            <text:p>10.99661</text:p>
          </table:table-cell>
        </table:table-row>
        <table:table-row table:style-name="ro1">
          <table:table-cell office:value-type="float" office:value="10.99009" calcext:value-type="float">
            <text:p>10.99009</text:p>
          </table:table-cell>
        </table:table-row>
        <table:table-row table:style-name="ro1">
          <table:table-cell office:value-type="float" office:value="11.00466" calcext:value-type="float">
            <text:p>11.00466</text:p>
          </table:table-cell>
        </table:table-row>
        <table:table-row table:style-name="ro1">
          <table:table-cell office:value-type="float" office:value="10.90699" calcext:value-type="float">
            <text:p>10.90699</text:p>
          </table:table-cell>
        </table:table-row>
        <table:table-row table:style-name="ro1">
          <table:table-cell office:value-type="float" office:value="10.2578" calcext:value-type="float">
            <text:p>10.2578</text:p>
          </table:table-cell>
        </table:table-row>
        <table:table-row table:style-name="ro1">
          <table:table-cell office:value-type="float" office:value="11.00466" calcext:value-type="float">
            <text:p>11.00466</text:p>
          </table:table-cell>
        </table:table-row>
        <table:table-row table:style-name="ro1">
          <table:table-cell office:value-type="float" office:value="10.27663" calcext:value-type="float">
            <text:p>10.27663</text:p>
          </table:table-cell>
        </table:table-row>
        <table:table-row table:style-name="ro1">
          <table:table-cell office:value-type="float" office:value="11.02865" calcext:value-type="float">
            <text:p>11.02865</text:p>
          </table:table-cell>
        </table:table-row>
        <table:table-row table:style-name="ro1">
          <table:table-cell office:value-type="float" office:value="10.28446" calcext:value-type="float">
            <text:p>10.28446</text:p>
          </table:table-cell>
        </table:table-row>
        <table:table-row table:style-name="ro1">
          <table:table-cell office:value-type="float" office:value="10.97764" calcext:value-type="float">
            <text:p>10.97764</text:p>
          </table:table-cell>
        </table:table-row>
        <table:table-row table:style-name="ro1">
          <table:table-cell office:value-type="float" office:value="10.27147" calcext:value-type="float">
            <text:p>10.27147</text:p>
          </table:table-cell>
        </table:table-row>
        <table:table-row table:style-name="ro1">
          <table:table-cell office:value-type="float" office:value="10.26475" calcext:value-type="float">
            <text:p>10.26475</text:p>
          </table:table-cell>
        </table:table-row>
        <table:table-row table:style-name="ro1">
          <table:table-cell office:value-type="float" office:value="11.00206" calcext:value-type="float">
            <text:p>11.00206</text:p>
          </table:table-cell>
        </table:table-row>
        <table:table-row table:style-name="ro1">
          <table:table-cell office:value-type="float" office:value="10.26938" calcext:value-type="float">
            <text:p>10.26938</text:p>
          </table:table-cell>
        </table:table-row>
        <table:table-row table:style-name="ro1">
          <table:table-cell office:value-type="float" office:value="10.27034" calcext:value-type="float">
            <text:p>10.27034</text:p>
          </table:table-cell>
        </table:table-row>
        <table:table-row table:style-name="ro1">
          <table:table-cell office:value-type="float" office:value="10.26343" calcext:value-type="float">
            <text:p>10.26343</text:p>
          </table:table-cell>
        </table:table-row>
        <table:table-row table:style-name="ro1">
          <table:table-cell office:value-type="float" office:value="10.26084" calcext:value-type="float">
            <text:p>10.26084</text:p>
          </table:table-cell>
        </table:table-row>
        <table:table-row table:style-name="ro1">
          <table:table-cell office:value-type="float" office:value="10.25952" calcext:value-type="float">
            <text:p>10.25952</text:p>
          </table:table-cell>
        </table:table-row>
        <table:table-row table:style-name="ro1">
          <table:table-cell office:value-type="float" office:value="10.25719" calcext:value-type="float">
            <text:p>10.25719</text:p>
          </table:table-cell>
        </table:table-row>
        <table:table-row table:style-name="ro1">
          <table:table-cell office:value-type="float" office:value="10.98126" calcext:value-type="float">
            <text:p>10.98126</text:p>
          </table:table-cell>
        </table:table-row>
        <table:table-row table:style-name="ro1">
          <table:table-cell office:value-type="float" office:value="11.0488" calcext:value-type="float">
            <text:p>11.0488</text:p>
          </table:table-cell>
        </table:table-row>
        <table:table-row table:style-name="ro1">
          <table:table-cell office:value-type="float" office:value="10.27164" calcext:value-type="float">
            <text:p>10.27164</text:p>
          </table:table-cell>
        </table:table-row>
        <table:table-row table:style-name="ro1">
          <table:table-cell office:value-type="float" office:value="10.26829" calcext:value-type="float">
            <text:p>10.26829</text:p>
          </table:table-cell>
        </table:table-row>
        <table:table-row table:style-name="ro1">
          <table:table-cell office:value-type="float" office:value="10.27302" calcext:value-type="float">
            <text:p>10.27302</text:p>
          </table:table-cell>
        </table:table-row>
        <table:table-row table:style-name="ro1">
          <table:table-cell office:value-type="float" office:value="10.25423" calcext:value-type="float">
            <text:p>10.25423</text:p>
          </table:table-cell>
        </table:table-row>
        <table:table-row table:style-name="ro1">
          <table:table-cell office:value-type="float" office:value="10.98054" calcext:value-type="float">
            <text:p>10.98054</text:p>
          </table:table-cell>
        </table:table-row>
        <table:table-row table:style-name="ro1">
          <table:table-cell office:value-type="float" office:value="10.26707" calcext:value-type="float">
            <text:p>10.26707</text:p>
          </table:table-cell>
        </table:table-row>
        <table:table-row table:style-name="ro1">
          <table:table-cell office:value-type="float" office:value="10.26845" calcext:value-type="float">
            <text:p>10.26845</text:p>
          </table:table-cell>
        </table:table-row>
        <table:table-row table:style-name="ro1">
          <table:table-cell office:value-type="float" office:value="10.97872" calcext:value-type="float">
            <text:p>10.97872</text:p>
          </table:table-cell>
        </table:table-row>
        <table:table-row table:style-name="ro1">
          <table:table-cell office:value-type="float" office:value="11.00837" calcext:value-type="float">
            <text:p>11.00837</text:p>
          </table:table-cell>
        </table:table-row>
        <table:table-row table:style-name="ro1">
          <table:table-cell office:value-type="float" office:value="11.011" calcext:value-type="float">
            <text:p>11.011</text:p>
          </table:table-cell>
        </table:table-row>
        <table:table-row table:style-name="ro1">
          <table:table-cell office:value-type="float" office:value="11.0168" calcext:value-type="float">
            <text:p>11.0168</text:p>
          </table:table-cell>
        </table:table-row>
        <table:table-row table:style-name="ro1">
          <table:table-cell office:value-type="float" office:value="10.25426" calcext:value-type="float">
            <text:p>10.25426</text:p>
          </table:table-cell>
        </table:table-row>
        <table:table-row table:style-name="ro1">
          <table:table-cell office:value-type="float" office:value="10.2716" calcext:value-type="float">
            <text:p>10.2716</text:p>
          </table:table-cell>
        </table:table-row>
        <table:table-row table:style-name="ro1">
          <table:table-cell office:value-type="float" office:value="10.27975" calcext:value-type="float">
            <text:p>10.27975</text:p>
          </table:table-cell>
        </table:table-row>
        <table:table-row table:style-name="ro1">
          <table:table-cell office:value-type="float" office:value="10.88019" calcext:value-type="float">
            <text:p>10.88019</text:p>
          </table:table-cell>
        </table:table-row>
        <table:table-row table:style-name="ro1">
          <table:table-cell office:value-type="float" office:value="10.27155" calcext:value-type="float">
            <text:p>10.27155</text:p>
          </table:table-cell>
        </table:table-row>
        <table:table-row table:style-name="ro1">
          <table:table-cell office:value-type="float" office:value="11.0163" calcext:value-type="float">
            <text:p>11.0163</text:p>
          </table:table-cell>
        </table:table-row>
        <table:table-row table:style-name="ro1">
          <table:table-cell office:value-type="float" office:value="10.26705" calcext:value-type="float">
            <text:p>10.26705</text:p>
          </table:table-cell>
        </table:table-row>
        <table:table-row table:style-name="ro1">
          <table:table-cell office:value-type="float" office:value="10.97927" calcext:value-type="float">
            <text:p>10.97927</text:p>
          </table:table-cell>
        </table:table-row>
        <table:table-row table:style-name="ro1">
          <table:table-cell office:value-type="float" office:value="11.01121" calcext:value-type="float">
            <text:p>11.01121</text:p>
          </table:table-cell>
        </table:table-row>
        <table:table-row table:style-name="ro1">
          <table:table-cell office:value-type="float" office:value="10.91964" calcext:value-type="float">
            <text:p>10.91964</text:p>
          </table:table-cell>
        </table:table-row>
        <table:table-row table:style-name="ro1">
          <table:table-cell office:value-type="float" office:value="10.89599" calcext:value-type="float">
            <text:p>10.89599</text:p>
          </table:table-cell>
        </table:table-row>
        <table:table-row table:style-name="ro1">
          <table:table-cell office:value-type="float" office:value="11.0067" calcext:value-type="float">
            <text:p>11.0067</text:p>
          </table:table-cell>
        </table:table-row>
        <table:table-row table:style-name="ro1">
          <table:table-cell office:value-type="float" office:value="10.9006" calcext:value-type="float">
            <text:p>10.9006</text:p>
          </table:table-cell>
        </table:table-row>
        <table:table-row table:style-name="ro1">
          <table:table-cell office:value-type="float" office:value="10.27225" calcext:value-type="float">
            <text:p>10.27225</text:p>
          </table:table-cell>
        </table:table-row>
        <table:table-row table:style-name="ro1">
          <table:table-cell office:value-type="float" office:value="11.00649" calcext:value-type="float">
            <text:p>11.00649</text:p>
          </table:table-cell>
        </table:table-row>
        <table:table-row table:style-name="ro1">
          <table:table-cell office:value-type="float" office:value="10.82603" calcext:value-type="float">
            <text:p>10.82603</text:p>
          </table:table-cell>
        </table:table-row>
        <table:table-row table:style-name="ro1">
          <table:table-cell office:value-type="float" office:value="10.97645" calcext:value-type="float">
            <text:p>10.97645</text:p>
          </table:table-cell>
        </table:table-row>
        <table:table-row table:style-name="ro1">
          <table:table-cell office:value-type="float" office:value="10.22603" calcext:value-type="float">
            <text:p>10.22603</text:p>
          </table:table-cell>
        </table:table-row>
        <table:table-row table:style-name="ro1">
          <table:table-cell office:value-type="float" office:value="10.23257" calcext:value-type="float">
            <text:p>10.23257</text:p>
          </table:table-cell>
        </table:table-row>
        <table:table-row table:style-name="ro1">
          <table:table-cell office:value-type="float" office:value="10.22536" calcext:value-type="float">
            <text:p>10.22536</text:p>
          </table:table-cell>
        </table:table-row>
        <table:table-row table:style-name="ro1">
          <table:table-cell office:value-type="float" office:value="11.11097" calcext:value-type="float">
            <text:p>11.11097</text:p>
          </table:table-cell>
        </table:table-row>
        <table:table-row table:style-name="ro1">
          <table:table-cell office:value-type="float" office:value="11.02727" calcext:value-type="float">
            <text:p>11.02727</text:p>
          </table:table-cell>
        </table:table-row>
        <table:table-row table:style-name="ro1">
          <table:table-cell office:value-type="float" office:value="10.98738" calcext:value-type="float">
            <text:p>10.98738</text:p>
          </table:table-cell>
        </table:table-row>
        <table:table-row table:style-name="ro1">
          <table:table-cell office:value-type="float" office:value="10.89258" calcext:value-type="float">
            <text:p>10.89258</text:p>
          </table:table-cell>
        </table:table-row>
        <table:table-row table:style-name="ro1">
          <table:table-cell office:value-type="float" office:value="10.23919" calcext:value-type="float">
            <text:p>10.23919</text:p>
          </table:table-cell>
        </table:table-row>
        <table:table-row table:style-name="ro1">
          <table:table-cell office:value-type="float" office:value="10.24191" calcext:value-type="float">
            <text:p>10.24191</text:p>
          </table:table-cell>
        </table:table-row>
        <table:table-row table:style-name="ro1">
          <table:table-cell office:value-type="float" office:value="10.98203" calcext:value-type="float">
            <text:p>10.98203</text:p>
          </table:table-cell>
        </table:table-row>
        <table:table-row table:style-name="ro1">
          <table:table-cell office:value-type="float" office:value="10.97758" calcext:value-type="float">
            <text:p>10.97758</text:p>
          </table:table-cell>
        </table:table-row>
        <table:table-row table:style-name="ro1">
          <table:table-cell office:value-type="float" office:value="10.93552" calcext:value-type="float">
            <text:p>10.93552</text:p>
          </table:table-cell>
        </table:table-row>
        <table:table-row table:style-name="ro1">
          <table:table-cell office:value-type="float" office:value="10.86666" calcext:value-type="float">
            <text:p>10.86666</text:p>
          </table:table-cell>
        </table:table-row>
        <table:table-row table:style-name="ro1">
          <table:table-cell office:value-type="float" office:value="11.05013" calcext:value-type="float">
            <text:p>11.05013</text:p>
          </table:table-cell>
        </table:table-row>
        <table:table-row table:style-name="ro1">
          <table:table-cell office:value-type="float" office:value="10.93351" calcext:value-type="float">
            <text:p>10.93351</text:p>
          </table:table-cell>
        </table:table-row>
        <table:table-row table:style-name="ro1">
          <table:table-cell office:value-type="float" office:value="10.96138" calcext:value-type="float">
            <text:p>10.96138</text:p>
          </table:table-cell>
        </table:table-row>
        <table:table-row table:style-name="ro1">
          <table:table-cell office:value-type="float" office:value="10.22638" calcext:value-type="float">
            <text:p>10.22638</text:p>
          </table:table-cell>
        </table:table-row>
        <table:table-row table:style-name="ro1">
          <table:table-cell office:value-type="float" office:value="10.22906" calcext:value-type="float">
            <text:p>10.22906</text:p>
          </table:table-cell>
        </table:table-row>
        <table:table-row table:style-name="ro1">
          <table:table-cell office:value-type="float" office:value="10.96642" calcext:value-type="float">
            <text:p>10.96642</text:p>
          </table:table-cell>
        </table:table-row>
        <table:table-row table:style-name="ro1">
          <table:table-cell office:value-type="float" office:value="10.23214" calcext:value-type="float">
            <text:p>10.23214</text:p>
          </table:table-cell>
        </table:table-row>
        <table:table-row table:style-name="ro1">
          <table:table-cell office:value-type="float" office:value="11.34053" calcext:value-type="float">
            <text:p>11.34053</text:p>
          </table:table-cell>
        </table:table-row>
        <table:table-row table:style-name="ro1">
          <table:table-cell office:value-type="float" office:value="11.15249" calcext:value-type="float">
            <text:p>11.15249</text:p>
          </table:table-cell>
        </table:table-row>
        <table:table-row table:style-name="ro1">
          <table:table-cell office:value-type="float" office:value="11.30355" calcext:value-type="float">
            <text:p>11.30355</text:p>
          </table:table-cell>
        </table:table-row>
        <table:table-row table:style-name="ro1">
          <table:table-cell office:value-type="float" office:value="10.45433" calcext:value-type="float">
            <text:p>10.45433</text:p>
          </table:table-cell>
        </table:table-row>
        <table:table-row table:style-name="ro1">
          <table:table-cell office:value-type="float" office:value="10.25173" calcext:value-type="float">
            <text:p>10.25173</text:p>
          </table:table-cell>
        </table:table-row>
        <table:table-row table:style-name="ro1">
          <table:table-cell office:value-type="float" office:value="10.98439" calcext:value-type="float">
            <text:p>10.98439</text:p>
          </table:table-cell>
        </table:table-row>
        <table:table-row table:style-name="ro1">
          <table:table-cell office:value-type="float" office:value="10.97909" calcext:value-type="float">
            <text:p>10.97909</text:p>
          </table:table-cell>
        </table:table-row>
        <table:table-row table:style-name="ro1">
          <table:table-cell office:value-type="float" office:value="10.55572" calcext:value-type="float">
            <text:p>10.55572</text:p>
          </table:table-cell>
        </table:table-row>
        <table:table-row table:style-name="ro1">
          <table:table-cell office:value-type="float" office:value="10.50902" calcext:value-type="float">
            <text:p>10.50902</text:p>
          </table:table-cell>
        </table:table-row>
        <table:table-row table:style-name="ro1">
          <table:table-cell office:value-type="float" office:value="10.32742" calcext:value-type="float">
            <text:p>10.32742</text:p>
          </table:table-cell>
        </table:table-row>
        <table:table-row table:style-name="ro1">
          <table:table-cell office:value-type="float" office:value="11.01776" calcext:value-type="float">
            <text:p>11.01776</text:p>
          </table:table-cell>
        </table:table-row>
        <table:table-row table:style-name="ro1">
          <table:table-cell office:value-type="float" office:value="11.22865" calcext:value-type="float">
            <text:p>11.228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9T14:10:22.306614444</meta:creation-date>
    <dc:date>2022-03-29T14:16:33.929649027</dc:date>
    <meta:editing-duration>PT6M13S</meta:editing-duration>
    <meta:editing-cycles>1</meta:editing-cycles>
    <meta:generator>LibreOffice/6.0.7.3$Linux_X86_64 LibreOffice_project/00m0$Build-3</meta:generator>
    <meta:document-statistic meta:table-count="1" meta:cell-count="4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4.655cm" svg:height="21.277cm" xlink:href=".." xlink:type="simple" chart:class="chart:line" chart:style-name="ch1">
        <chart:title svg:x="22.203cm" svg:y="0.561cm" chart:style-name="ch2">
          <text:p>Running Time vs. Times Fitness Function Evluated</text:p>
        </chart:title>
        <chart:plot-area chart:style-name="ch3" table:cell-range-address="Sheet1.A1:Sheet1.A412" svg:x="2.104cm" svg:y="1.765cm" svg:width="51.458cm" svg:height="18.106cm">
          <chartooo:coordinate-region svg:x="2.54cm" svg:y="1.886cm" svg:width="50.821cm" svg:height="16.983cm"/>
          <chart:axis chart:dimension="x" chart:name="primary-x" chart:style-name="ch4">
            <chart:title svg:x="25.447cm" svg:y="20.296cm" chart:style-name="ch5">
              <text:p>Times Fitness Function Evluated</text:p>
            </chart:title>
          </chart:axis>
          <chart:axis chart:dimension="y" chart:name="primary-y" chart:style-name="ch4">
            <chart:title svg:x="0.451cm" svg:y="12.608cm" chart:style-name="ch6">
              <text:p>Running Time (minutes)</text:p>
            </chart:title>
            <chart:grid chart:style-name="ch7" chart:class="major"/>
          </chart:axis>
          <chart:series chart:style-name="ch8" chart:values-cell-range-address="Sheet1.A1:Sheet1.A412" chart:class="chart:line">
            <chart:data-point chart:repeated="4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2705115">
                <text:p>10.2705115</text:p>
                <draw:g>
                  <svg:desc>Sheet1.A1:Sheet1.A4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2185048">
                <text:p>10.2185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2250214">
                <text:p>10.2250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2127881">
                <text:p>10.21278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8183449">
                <text:p>10.81834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2053464">
                <text:p>10.20534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1958042">
                <text:p>10.19580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0548334">
                <text:p>11.05483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2031322">
                <text:p>10.20313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204865">
                <text:p>10.2048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211152">
                <text:p>10.2111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193061">
                <text:p>10.1930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211665">
                <text:p>10.2116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214725">
                <text:p>10.2147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211118">
                <text:p>10.2111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207144">
                <text:p>10.2071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211081">
                <text:p>10.2110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209982">
                <text:p>10.2099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965343">
                <text:p>10.9653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214116">
                <text:p>10.2141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853578">
                <text:p>10.8535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223508">
                <text:p>10.2235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211926">
                <text:p>10.2119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213516">
                <text:p>10.2135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218001">
                <text:p>10.218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206362">
                <text:p>10.2063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208755">
                <text:p>10.2087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218167">
                <text:p>10.2181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496896">
                <text:p>10.4968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263204">
                <text:p>10.2632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216095">
                <text:p>10.2160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218434">
                <text:p>10.2184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228417">
                <text:p>10.2284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261586">
                <text:p>10.2615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215302">
                <text:p>10.2153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212154">
                <text:p>10.2121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215713">
                <text:p>10.2157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216688">
                <text:p>10.2166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.219154">
                <text:p>10.2191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219002">
                <text:p>10.2190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220748">
                <text:p>10.2207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206507">
                <text:p>10.2065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203703">
                <text:p>10.2037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207154">
                <text:p>10.2071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210623">
                <text:p>10.2106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971032">
                <text:p>10.9710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213662">
                <text:p>10.2136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203345">
                <text:p>10.2033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215433">
                <text:p>10.2154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210452">
                <text:p>10.2104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211381">
                <text:p>10.2113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211591">
                <text:p>10.2115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216924">
                <text:p>10.2169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205081">
                <text:p>10.2050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207958">
                <text:p>10.2079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.910743">
                <text:p>10.9107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.207495">
                <text:p>10.2074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.204306">
                <text:p>10.2043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.2082">
                <text:p>10.20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.212298">
                <text:p>10.2122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.286426">
                <text:p>10.2864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.960626">
                <text:p>10.9606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232322">
                <text:p>10.2323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235803">
                <text:p>10.2358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865059">
                <text:p>10.8650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236159">
                <text:p>10.2361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230361">
                <text:p>10.2303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233799">
                <text:p>10.2337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21575">
                <text:p>10.215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231374">
                <text:p>10.2313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838989">
                <text:p>10.8389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226906">
                <text:p>10.2269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217602">
                <text:p>10.2176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920696">
                <text:p>10.9206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972347">
                <text:p>10.9723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929015">
                <text:p>10.9290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974982">
                <text:p>10.9749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202925">
                <text:p>10.2029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935762">
                <text:p>10.9357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246259">
                <text:p>10.2462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976225">
                <text:p>10.9762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227807">
                <text:p>10.2278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974701">
                <text:p>10.9747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235637">
                <text:p>10.2356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839562">
                <text:p>10.8395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217137">
                <text:p>10.2171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975393">
                <text:p>10.9753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963408">
                <text:p>10.9634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220589">
                <text:p>10.2205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974891">
                <text:p>10.9748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969148">
                <text:p>10.9691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232939">
                <text:p>10.2329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965393">
                <text:p>10.9653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.219561">
                <text:p>10.2195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918992">
                <text:p>10.9189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.96597">
                <text:p>10.965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.839967">
                <text:p>10.8399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968188">
                <text:p>10.9681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2262">
                <text:p>10.22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22979">
                <text:p>10.229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22307">
                <text:p>10.223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22619">
                <text:p>10.226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2675">
                <text:p>10.226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2297">
                <text:p>10.22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22429">
                <text:p>10.224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9775">
                <text:p>10.97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97246">
                <text:p>10.972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92827">
                <text:p>10.928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96501">
                <text:p>10.965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2495">
                <text:p>10.924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22296">
                <text:p>10.222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97092">
                <text:p>10.970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928">
                <text:p>10.9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87949">
                <text:p>10.879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92906">
                <text:p>10.929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22671">
                <text:p>10.226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9354">
                <text:p>10.93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23083">
                <text:p>10.230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93963">
                <text:p>10.939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.84739">
                <text:p>10.847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.85043">
                <text:p>10.850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.86091">
                <text:p>10.860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.602">
                <text:p>11.6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0941">
                <text:p>11.09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.05951">
                <text:p>11.059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06337">
                <text:p>12.063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.14975">
                <text:p>11.149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.22722">
                <text:p>10.227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.4047">
                <text:p>11.40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42714">
                <text:p>12.427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.24806">
                <text:p>11.248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.25409">
                <text:p>11.254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.31611">
                <text:p>11.316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.24706">
                <text:p>10.247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.22909">
                <text:p>10.229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.97467">
                <text:p>10.974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.29845">
                <text:p>10.298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.98432">
                <text:p>10.984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.22834">
                <text:p>10.228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.97118">
                <text:p>10.971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.23813">
                <text:p>10.238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.22867">
                <text:p>10.228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.97521">
                <text:p>10.975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.22962">
                <text:p>10.229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.93579">
                <text:p>10.935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.97107">
                <text:p>10.971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.2234">
                <text:p>10.22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.22999">
                <text:p>10.229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.87211">
                <text:p>10.872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.95063">
                <text:p>10.950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.96273">
                <text:p>10.962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.2301">
                <text:p>10.23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.96811">
                <text:p>10.968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.91935">
                <text:p>10.919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.22767">
                <text:p>10.227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.96095">
                <text:p>10.960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.97254">
                <text:p>10.972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.23189">
                <text:p>10.231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.95216">
                <text:p>10.952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.21193">
                <text:p>10.211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.96132">
                <text:p>10.961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.62637">
                <text:p>10.626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.37767">
                <text:p>10.377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.22709">
                <text:p>10.227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.96971">
                <text:p>10.969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.92352">
                <text:p>10.923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83943">
                <text:p>10.839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.96146">
                <text:p>10.961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.95754">
                <text:p>10.957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84674">
                <text:p>10.846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.83413">
                <text:p>10.834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.92617">
                <text:p>10.926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.97004">
                <text:p>10.970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.92151">
                <text:p>10.921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22101">
                <text:p>10.221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.21808">
                <text:p>10.218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.91007">
                <text:p>10.910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.95347">
                <text:p>10.953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.91591">
                <text:p>10.915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.95075">
                <text:p>10.950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.21536">
                <text:p>10.215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.22131">
                <text:p>10.221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.9098">
                <text:p>10.90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.03795">
                <text:p>11.037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.26539">
                <text:p>10.265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.27075">
                <text:p>10.270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.2636">
                <text:p>10.26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.26065">
                <text:p>10.260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.87954">
                <text:p>10.879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.25301">
                <text:p>10.253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.99947">
                <text:p>10.999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.87781">
                <text:p>10.877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.26061">
                <text:p>10.260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.00084">
                <text:p>11.000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.26392">
                <text:p>10.263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.02306">
                <text:p>11.023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.01728">
                <text:p>11.017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.91521">
                <text:p>10.915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.99891">
                <text:p>10.998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.99855">
                <text:p>10.998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.95441">
                <text:p>10.954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.00631">
                <text:p>11.0063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26722">
                <text:p>10.267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.97536">
                <text:p>10.975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.90319">
                <text:p>10.903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.0118">
                <text:p>11.01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90237">
                <text:p>10.902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.26352">
                <text:p>10.263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.00514">
                <text:p>11.005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.25834">
                <text:p>10.258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.26213">
                <text:p>10.262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.94611">
                <text:p>10.946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.95936">
                <text:p>10.959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.0084">
                <text:p>11.00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.27342">
                <text:p>10.2734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.26372">
                <text:p>10.263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.95995">
                <text:p>10.959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.95482">
                <text:p>10.954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.0161">
                <text:p>11.016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.27048">
                <text:p>10.270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.24776">
                <text:p>10.2477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.99665">
                <text:p>10.996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.96845">
                <text:p>10.968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.96431">
                <text:p>10.964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.26417">
                <text:p>10.264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.25684">
                <text:p>10.256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.96612">
                <text:p>10.966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.00226">
                <text:p>11.0022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.00259">
                <text:p>11.002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.95742">
                <text:p>10.957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.25611">
                <text:p>10.256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.86973">
                <text:p>10.869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.96502">
                <text:p>10.965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.25705">
                <text:p>10.257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.26214">
                <text:p>10.262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.0094">
                <text:p>11.00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.00535">
                <text:p>11.005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.26992">
                <text:p>10.2699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.25398">
                <text:p>10.2539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.26389">
                <text:p>10.263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.02152">
                <text:p>11.0215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.27905">
                <text:p>10.279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.01443">
                <text:p>11.014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.02068">
                <text:p>11.020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.00723">
                <text:p>11.0072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.24831">
                <text:p>10.2483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.23991">
                <text:p>10.239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.9636">
                <text:p>10.96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.92374">
                <text:p>10.923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.82481">
                <text:p>10.8248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.87904">
                <text:p>10.879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.95848">
                <text:p>10.9584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21747">
                <text:p>10.217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.21623">
                <text:p>10.2162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.02456">
                <text:p>11.024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.02074">
                <text:p>11.020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.97701">
                <text:p>10.977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.24375">
                <text:p>10.243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.85794">
                <text:p>10.857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.23773">
                <text:p>10.2377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.9793">
                <text:p>10.979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.85406">
                <text:p>10.8540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.23055">
                <text:p>10.230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.97241">
                <text:p>10.9724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.97962">
                <text:p>10.979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.22447">
                <text:p>10.224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.95392">
                <text:p>10.953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.97797">
                <text:p>10.9779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.98169">
                <text:p>10.9816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.23171">
                <text:p>10.2317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.23949">
                <text:p>10.239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.97963">
                <text:p>10.979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.23024">
                <text:p>10.230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.9367">
                <text:p>10.93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.11561">
                <text:p>11.1156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.27501">
                <text:p>11.275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.11553">
                <text:p>11.115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.22838">
                <text:p>10.228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.97712">
                <text:p>10.977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.84896">
                <text:p>10.848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.22224">
                <text:p>10.2222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.95638">
                <text:p>10.9563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.84854">
                <text:p>10.848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.21798">
                <text:p>10.217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.06375">
                <text:p>11.063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.53442">
                <text:p>10.5344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.23815">
                <text:p>10.238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.23757">
                <text:p>10.2375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.985">
                <text:p>10.9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.98319">
                <text:p>10.983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.98412">
                <text:p>10.984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.97807">
                <text:p>10.9780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.16937">
                <text:p>11.1693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.6846">
                <text:p>10.68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.87333">
                <text:p>12.873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.05362">
                <text:p>12.0536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.30251">
                <text:p>13.302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.03001">
                <text:p>15.030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.0202">
                <text:p>15.020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.09368">
                <text:p>14.0936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.34047">
                <text:p>13.3404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.58343">
                <text:p>13.5834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.42081">
                <text:p>14.4208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.07661">
                <text:p>14.0766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.94432">
                <text:p>12.944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.06883">
                <text:p>11.0688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25197">
                <text:p>10.2519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2588">
                <text:p>10.25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.98301">
                <text:p>10.983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24448">
                <text:p>10.244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.258">
                <text:p>10.2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.2456">
                <text:p>10.24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.25582">
                <text:p>10.2558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.89925">
                <text:p>10.899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.9335">
                <text:p>10.933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.26617">
                <text:p>10.2661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.95433">
                <text:p>10.954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.95526">
                <text:p>10.9552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.99174">
                <text:p>10.9917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.25861">
                <text:p>10.2586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.86351">
                <text:p>10.863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.02228">
                <text:p>11.0222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.25143">
                <text:p>10.251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.25758">
                <text:p>10.257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.25064">
                <text:p>10.250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.26129">
                <text:p>10.2612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.00679">
                <text:p>11.0067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.25713">
                <text:p>10.257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.27082">
                <text:p>10.2708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.26174">
                <text:p>10.261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.93489">
                <text:p>10.9348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.99661">
                <text:p>10.9966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.99009">
                <text:p>10.9900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.00466">
                <text:p>11.004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.90699">
                <text:p>10.9069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.2578">
                <text:p>10.257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.00466">
                <text:p>11.0046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.27663">
                <text:p>10.276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.02865">
                <text:p>11.0286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.28446">
                <text:p>10.284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.97764">
                <text:p>10.9776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.27147">
                <text:p>10.2714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.26475">
                <text:p>10.2647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.00206">
                <text:p>11.0020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.26938">
                <text:p>10.2693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.27034">
                <text:p>10.2703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.26343">
                <text:p>10.2634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.26084">
                <text:p>10.2608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.25952">
                <text:p>10.2595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.25719">
                <text:p>10.2571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.98126">
                <text:p>10.981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.0488">
                <text:p>11.048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.27164">
                <text:p>10.2716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.26829">
                <text:p>10.2682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.27302">
                <text:p>10.2730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.25423">
                <text:p>10.2542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.98054">
                <text:p>10.9805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.26707">
                <text:p>10.267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.26845">
                <text:p>10.2684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.97872">
                <text:p>10.9787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.00837">
                <text:p>11.0083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.011">
                <text:p>11.0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.0168">
                <text:p>11.016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.25426">
                <text:p>10.2542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.2716">
                <text:p>10.27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.27975">
                <text:p>10.279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.88019">
                <text:p>10.8801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.27155">
                <text:p>10.2715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.0163">
                <text:p>11.016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.26705">
                <text:p>10.267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.97927">
                <text:p>10.979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.01121">
                <text:p>11.0112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.91964">
                <text:p>10.919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.89599">
                <text:p>10.8959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.0067">
                <text:p>11.00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.9006">
                <text:p>10.900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.27225">
                <text:p>10.272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.00649">
                <text:p>11.0064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.82603">
                <text:p>10.8260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.97645">
                <text:p>10.976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.22603">
                <text:p>10.2260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.23257">
                <text:p>10.2325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.22536">
                <text:p>10.2253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.11097">
                <text:p>11.1109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.02727">
                <text:p>11.027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.98738">
                <text:p>10.987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.89258">
                <text:p>10.8925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.23919">
                <text:p>10.2391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.24191">
                <text:p>10.2419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.98203">
                <text:p>10.9820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.97758">
                <text:p>10.9775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.93552">
                <text:p>10.9355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.86666">
                <text:p>10.866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.05013">
                <text:p>11.0501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.93351">
                <text:p>10.9335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.96138">
                <text:p>10.9613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.22638">
                <text:p>10.2263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.22906">
                <text:p>10.2290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.96642">
                <text:p>10.9664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.23214">
                <text:p>10.2321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.34053">
                <text:p>11.3405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.15249">
                <text:p>11.1524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.30355">
                <text:p>11.3035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.45433">
                <text:p>10.4543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.25173">
                <text:p>10.2517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.98439">
                <text:p>10.9843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.97909">
                <text:p>10.9790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.55572">
                <text:p>10.5557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.50902">
                <text:p>10.5090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.32742">
                <text:p>10.3274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.01776">
                <text:p>11.0177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.22865">
                <text:p>11.228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